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Söhne Mono" svg:font-family="'Söhne Mono', Monaco, 'Andale Mono', 'Ubuntu Mono', monospace"/>
  </office:font-face-decls>
  <office:automatic-styles>
    <style:style style:name="P1" style:family="paragraph" style:parent-style-name="Frame_20_contents">
      <style:paragraph-properties fo:text-align="center" style:justify-single-word="false"/>
      <style:text-properties fo:font-size="20pt" fo:font-weight="bold" officeooo:rsid="00206c17" officeooo:paragraph-rsid="00206c17" style:font-size-asian="17.5pt" style:font-weight-asian="bold" style:font-size-complex="20pt" style:font-weight-complex="bold"/>
    </style:style>
    <style:style style:name="P2" style:family="paragraph" style:parent-style-name="Frame_20_contents">
      <style:paragraph-properties fo:text-align="center" style:justify-single-word="false"/>
      <style:text-properties fo:font-size="16pt" fo:font-weight="bold" officeooo:rsid="0020e70c" officeooo:paragraph-rsid="0020e70c" style:font-size-asian="16pt" style:font-weight-asian="bold" style:font-size-complex="16pt" style:font-weight-complex="bold"/>
    </style:style>
    <style:style style:name="P3" style:family="paragraph" style:parent-style-name="Frame_20_contents">
      <style:paragraph-properties fo:text-align="center" style:justify-single-word="false"/>
      <style:text-properties fo:color="#000000" loext:opacity="100%" fo:font-size="16pt" fo:font-weight="bold" style:font-size-asian="16pt" style:font-weight-asian="bold" style:font-size-complex="16pt" style:font-weight-complex="bold"/>
    </style:style>
    <style:style style:name="P4" style:family="paragraph" style:parent-style-name="Frame_20_contents">
      <style:paragraph-properties fo:text-align="center" style:justify-single-word="false"/>
      <style:text-properties fo:font-size="18pt" fo:font-weight="bold" officeooo:rsid="0020e70c" officeooo:paragraph-rsid="0020e70c" style:font-size-asian="18pt" style:font-weight-asian="bold" style:font-size-complex="18pt" style:font-weight-complex="bold"/>
    </style:style>
    <style:style style:name="P5" style:family="paragraph" style:parent-style-name="Frame_20_contents">
      <style:paragraph-properties fo:text-align="center" style:justify-single-word="false"/>
      <style:text-properties fo:font-size="18pt" fo:font-weight="bold" officeooo:rsid="00206c17" officeooo:paragraph-rsid="00206c17" style:font-size-asian="18pt" style:font-weight-asian="bold" style:font-size-complex="18pt" style:font-weight-complex="bold"/>
    </style:style>
    <style:style style:name="P6" style:family="paragraph" style:parent-style-name="Standard">
      <style:paragraph-properties fo:line-height="150%" fo:text-align="center" style:justify-single-word="false"/>
      <style:text-properties fo:font-size="24pt" style:text-underline-style="solid" style:text-underline-width="auto" style:text-underline-color="font-color" fo:font-weight="bold" officeooo:rsid="0019209f" officeooo:paragraph-rsid="0019209f" style:font-size-asian="21pt" style:font-weight-asian="bold" style:font-size-complex="24pt" style:font-weight-complex="bold"/>
    </style:style>
    <style:style style:name="P7" style:family="paragraph" style:parent-style-name="Standard">
      <style:paragraph-properties fo:line-height="150%" fo:text-align="center" style:justify-single-word="false"/>
      <style:text-properties fo:font-size="24pt" style:text-underline-style="solid" style:text-underline-width="auto" style:text-underline-color="font-color" fo:font-weight="bold" officeooo:rsid="001b13aa" officeooo:paragraph-rsid="001b13aa" style:font-size-asian="21pt" style:font-weight-asian="bold" style:font-size-complex="24pt" style:font-weight-complex="bold"/>
    </style:style>
    <style:style style:name="P8" style:family="paragraph" style:parent-style-name="Standard">
      <style:paragraph-properties fo:line-height="150%" fo:text-align="center" style:justify-single-word="false"/>
      <style:text-properties fo:font-size="24pt" style:text-underline-style="solid" style:text-underline-width="auto" style:text-underline-color="font-color" fo:font-weight="bold" officeooo:rsid="001b36f3" officeooo:paragraph-rsid="001b36f3" style:font-size-asian="21pt" style:font-weight-asian="bold" style:font-size-complex="24pt" style:font-weight-complex="bold"/>
    </style:style>
    <style:style style:name="P9" style:family="paragraph" style:parent-style-name="Standard">
      <style:paragraph-properties fo:line-height="150%" fo:text-align="center" style:justify-single-word="false"/>
      <style:text-properties fo:font-size="24pt" style:text-underline-style="solid" style:text-underline-width="auto" style:text-underline-color="font-color" fo:font-weight="bold" officeooo:rsid="001d0e3b" officeooo:paragraph-rsid="001d0e3b" style:font-size-asian="21pt" style:font-weight-asian="bold" style:font-size-complex="24pt" style:font-weight-complex="bold"/>
    </style:style>
    <style:style style:name="P10" style:family="paragraph" style:parent-style-name="Standard">
      <style:paragraph-properties fo:line-height="150%" fo:text-align="center" style:justify-single-word="false"/>
      <style:text-properties fo:font-size="24pt" style:text-underline-style="solid" style:text-underline-width="auto" style:text-underline-color="font-color" fo:font-weight="bold" officeooo:rsid="001f3c54" officeooo:paragraph-rsid="001f3c54" style:font-size-asian="21pt" style:font-weight-asian="bold" style:font-size-complex="24pt" style:font-weight-complex="bold"/>
    </style:style>
    <style:style style:name="P11" style:family="paragraph" style:parent-style-name="Standard">
      <style:paragraph-properties fo:line-height="150%" fo:text-align="start" style:justify-single-word="false"/>
      <style:text-properties fo:font-size="24pt" style:text-underline-style="solid" style:text-underline-width="auto" style:text-underline-color="font-color" fo:font-weight="bold" officeooo:rsid="001f3c54" officeooo:paragraph-rsid="001f3c54" style:font-size-asian="21pt" style:font-weight-asian="bold" style:font-size-complex="24pt" style:font-weight-complex="bold"/>
    </style:style>
    <style:style style:name="P12" style:family="paragraph" style:parent-style-name="Standard">
      <style:paragraph-properties fo:line-height="150%" fo:text-align="center" style:justify-single-word="false"/>
      <style:text-properties fo:font-size="24pt" style:text-underline-style="solid" style:text-underline-width="auto" style:text-underline-color="font-color" fo:font-weight="bold" officeooo:rsid="0020010e" officeooo:paragraph-rsid="0020010e" style:font-size-asian="21pt" style:font-weight-asian="bold" style:font-size-complex="24pt" style:font-weight-complex="bold"/>
    </style:style>
    <style:style style:name="P13" style:family="paragraph" style:parent-style-name="Standard">
      <style:paragraph-properties fo:line-height="150%" fo:text-align="center" style:justify-single-word="false"/>
      <style:text-properties fo:font-size="24pt" style:text-underline-style="solid" style:text-underline-width="auto" style:text-underline-color="font-color" fo:font-weight="bold" officeooo:rsid="0023726d" officeooo:paragraph-rsid="0023726d" style:font-size-asian="21pt" style:font-weight-asian="bold" style:font-size-complex="24pt" style:font-weight-complex="bold"/>
    </style:style>
    <style:style style:name="P14" style:family="paragraph" style:parent-style-name="Standard">
      <style:paragraph-properties fo:line-height="150%" fo:text-align="center" style:justify-single-word="false"/>
      <style:text-properties fo:font-size="24pt" style:text-underline-style="solid" style:text-underline-width="auto" style:text-underline-color="font-color" fo:font-weight="bold" officeooo:rsid="002460a8" officeooo:paragraph-rsid="002460a8" style:font-size-asian="21pt" style:font-weight-asian="bold" style:font-size-complex="24pt" style:font-weight-complex="bold"/>
    </style:style>
    <style:style style:name="P15" style:family="paragraph" style:parent-style-name="Standard">
      <style:paragraph-properties fo:line-height="150%" fo:text-align="center" style:justify-single-word="false"/>
      <style:text-properties fo:font-size="24pt" style:text-underline-style="solid" style:text-underline-width="auto" style:text-underline-color="font-color" fo:font-weight="bold" officeooo:rsid="00251fa2" officeooo:paragraph-rsid="00251fa2" style:font-size-asian="21pt" style:font-weight-asian="bold" style:font-size-complex="24pt" style:font-weight-complex="bold"/>
    </style:style>
    <style:style style:name="P16" style:family="paragraph" style:parent-style-name="Standard">
      <style:paragraph-properties fo:line-height="150%" fo:text-align="center" style:justify-single-word="false"/>
      <style:text-properties fo:font-size="24pt" style:text-underline-style="solid" style:text-underline-width="auto" style:text-underline-color="font-color" fo:font-weight="bold" officeooo:rsid="00256f5f" officeooo:paragraph-rsid="00256f5f" style:font-size-asian="21pt" style:font-weight-asian="bold" style:font-size-complex="24pt" style:font-weight-complex="bold"/>
    </style:style>
    <style:style style:name="P17" style:family="paragraph" style:parent-style-name="Standard">
      <style:paragraph-properties fo:line-height="150%" fo:text-align="center" style:justify-single-word="false"/>
      <style:text-properties fo:font-size="24pt" style:text-underline-style="solid" style:text-underline-width="auto" style:text-underline-color="font-color" fo:font-weight="bold" officeooo:rsid="0022f180" officeooo:paragraph-rsid="0022f180" style:font-size-asian="24pt" style:font-weight-asian="bold" style:font-size-complex="24pt" style:font-weight-complex="bold"/>
    </style:style>
    <style:style style:name="P18" style:family="paragraph" style:parent-style-name="Standard">
      <style:paragraph-properties fo:line-height="150%" fo:text-align="start" style:justify-single-word="false"/>
      <style:text-properties fo:font-size="24pt" style:text-underline-style="solid" style:text-underline-width="auto" style:text-underline-color="font-color" fo:font-weight="bold" officeooo:rsid="0022f180" officeooo:paragraph-rsid="0022f180" style:font-size-asian="24pt" style:font-weight-asian="bold" style:font-size-complex="24pt" style:font-weight-complex="bold"/>
    </style:style>
    <style:style style:name="P19" style:family="paragraph" style:parent-style-name="Standard">
      <style:paragraph-properties fo:line-height="150%" fo:text-align="start" style:justify-single-word="false"/>
      <style:text-properties fo:font-size="24pt" style:text-underline-style="solid" style:text-underline-width="auto" style:text-underline-color="font-color" fo:font-weight="bold" officeooo:rsid="0022f180" officeooo:paragraph-rsid="002310a6" style:font-size-asian="24pt" style:font-weight-asian="bold" style:font-size-complex="24pt" style:font-weight-complex="bold"/>
    </style:style>
    <style:style style:name="P20" style:family="paragraph" style:parent-style-name="Standard">
      <style:paragraph-properties fo:line-height="150%" fo:text-align="center" style:justify-single-word="false"/>
      <style:text-properties fo:font-size="24pt" style:text-underline-style="none" fo:font-weight="normal" officeooo:rsid="0019209f" officeooo:paragraph-rsid="0019209f" style:font-size-asian="21pt" style:font-weight-asian="normal" style:font-size-complex="24pt" style:font-weight-complex="normal"/>
    </style:style>
    <style:style style:name="P21" style:family="paragraph" style:parent-style-name="Standard">
      <style:paragraph-properties fo:line-height="150%" fo:text-align="center" style:justify-single-word="false"/>
      <style:text-properties fo:font-size="22pt" style:text-underline-style="solid" style:text-underline-width="auto" style:text-underline-color="font-color" fo:font-weight="bold" style:font-size-asian="22pt" style:font-weight-asian="bold" style:font-size-complex="22pt" style:font-weight-complex="bold"/>
    </style:style>
    <style:style style:name="P22" style:family="paragraph" style:parent-style-name="Standard">
      <style:paragraph-properties fo:line-height="150%"/>
      <style:text-properties fo:font-size="20pt" style:font-size-asian="20pt" style:font-size-complex="20pt"/>
    </style:style>
    <style:style style:name="P23" style:family="paragraph" style:parent-style-name="Standard">
      <style:paragraph-properties fo:line-height="150%" fo:text-align="start" style:justify-single-word="false"/>
      <style:text-properties fo:font-size="20pt" style:text-underline-style="none" fo:font-weight="normal" officeooo:rsid="0019209f" officeooo:paragraph-rsid="0019209f" style:font-size-asian="20pt" style:font-weight-asian="normal" style:font-size-complex="20pt" style:font-weight-complex="normal"/>
    </style:style>
    <style:style style:name="P24" style:family="paragraph" style:parent-style-name="Standard">
      <style:paragraph-properties fo:line-height="150%" fo:text-align="start" style:justify-single-word="false"/>
      <style:text-properties fo:font-size="20pt" style:text-underline-style="none" fo:font-weight="normal" officeooo:rsid="0019209f" officeooo:paragraph-rsid="001f34c9" style:font-size-asian="20pt" style:font-weight-asian="normal" style:font-size-complex="20pt" style:font-weight-complex="normal"/>
    </style:style>
    <style:style style:name="P25" style:family="paragraph" style:parent-style-name="Standard">
      <style:paragraph-properties fo:line-height="150%" fo:text-align="start" style:justify-single-word="false"/>
      <style:text-properties fo:font-size="20pt" style:text-underline-style="none" fo:font-weight="normal" officeooo:rsid="002460a8" officeooo:paragraph-rsid="002460a8" style:font-size-asian="20pt" style:font-weight-asian="normal" style:font-size-complex="20pt" style:font-weight-complex="normal"/>
    </style:style>
    <style:style style:name="P26" style:family="paragraph" style:parent-style-name="Standard">
      <style:paragraph-properties fo:line-height="150%" fo:text-align="start" style:justify-single-word="false"/>
      <style:text-properties fo:font-size="20pt" style:text-underline-style="none" fo:font-weight="normal" officeooo:rsid="00251fa2" officeooo:paragraph-rsid="00251fa2" style:font-size-asian="20pt" style:font-weight-asian="normal" style:font-size-complex="20pt" style:font-weight-complex="normal"/>
    </style:style>
    <style:style style:name="P27" style:family="paragraph" style:parent-style-name="Standard">
      <style:paragraph-properties fo:line-height="150%" fo:text-align="start" style:justify-single-word="false"/>
      <style:text-properties fo:font-size="20pt" style:text-underline-style="none" fo:font-weight="normal" officeooo:rsid="001b13aa" officeooo:paragraph-rsid="001b13aa" style:font-size-asian="17.5pt" style:font-weight-asian="normal" style:font-size-complex="20pt" style:font-weight-complex="normal"/>
    </style:style>
    <style:style style:name="P28" style:family="paragraph" style:parent-style-name="Standard">
      <style:paragraph-properties fo:line-height="150%" fo:text-align="start" style:justify-single-word="false"/>
      <style:text-properties fo:font-size="20pt" style:text-underline-style="none" fo:font-weight="normal" officeooo:rsid="001b13aa" officeooo:paragraph-rsid="001f34c9" style:font-size-asian="17.5pt" style:font-weight-asian="normal" style:font-size-complex="20pt" style:font-weight-complex="normal"/>
    </style:style>
    <style:style style:name="P29" style:family="paragraph" style:parent-style-name="Standard">
      <style:paragraph-properties fo:line-height="150%" fo:text-align="start" style:justify-single-word="false"/>
      <style:text-properties fo:font-size="20pt" style:text-underline-style="none" fo:font-weight="normal" officeooo:rsid="001b36f3" officeooo:paragraph-rsid="001b36f3" style:font-size-asian="17.5pt" style:font-weight-asian="normal" style:font-size-complex="20pt" style:font-weight-complex="normal"/>
    </style:style>
    <style:style style:name="P30" style:family="paragraph" style:parent-style-name="Standard">
      <style:paragraph-properties fo:line-height="150%" fo:text-align="start" style:justify-single-word="false"/>
      <style:text-properties fo:font-size="20pt" style:text-underline-style="none" fo:font-weight="normal" officeooo:rsid="001b36f3" officeooo:paragraph-rsid="001f34c9" style:font-size-asian="17.5pt" style:font-weight-asian="normal" style:font-size-complex="20pt" style:font-weight-complex="normal"/>
    </style:style>
    <style:style style:name="P31" style:family="paragraph" style:parent-style-name="Standard">
      <style:paragraph-properties fo:line-height="150%" fo:text-align="center" style:justify-single-word="false"/>
      <style:text-properties fo:font-size="20pt" style:text-underline-style="none" fo:font-weight="normal" officeooo:rsid="001d0e3b" officeooo:paragraph-rsid="001d0e3b" style:font-size-asian="17.5pt" style:font-weight-asian="normal" style:font-size-complex="20pt" style:font-weight-complex="normal"/>
    </style:style>
    <style:style style:name="P32" style:family="paragraph" style:parent-style-name="Standard">
      <style:paragraph-properties fo:line-height="150%" fo:text-align="start" style:justify-single-word="false"/>
      <style:text-properties fo:font-size="20pt" style:text-underline-style="none" fo:font-weight="normal" officeooo:rsid="001d0e3b" officeooo:paragraph-rsid="001d0e3b" style:font-size-asian="17.5pt" style:font-weight-asian="normal" style:font-size-complex="20pt" style:font-weight-complex="normal"/>
    </style:style>
    <style:style style:name="P33" style:family="paragraph" style:parent-style-name="Standard">
      <style:paragraph-properties fo:line-height="150%" fo:text-align="start" style:justify-single-word="false"/>
      <style:text-properties fo:font-size="20pt" style:text-underline-style="none" fo:font-weight="normal" officeooo:rsid="001d0e3b" officeooo:paragraph-rsid="001f34c9" style:font-size-asian="17.5pt" style:font-weight-asian="normal" style:font-size-complex="20pt" style:font-weight-complex="normal"/>
    </style:style>
    <style:style style:name="P34" style:family="paragraph" style:parent-style-name="Standard">
      <style:paragraph-properties fo:line-height="150%" fo:text-align="start" style:justify-single-word="false"/>
      <style:text-properties fo:font-size="20pt" style:text-underline-style="none" fo:font-weight="normal" officeooo:rsid="001f3c54" officeooo:paragraph-rsid="001f3c54" style:font-size-asian="17.5pt" style:font-weight-asian="normal" style:font-size-complex="20pt" style:font-weight-complex="normal"/>
    </style:style>
    <style:style style:name="P35" style:family="paragraph" style:parent-style-name="Standard">
      <style:paragraph-properties fo:line-height="150%" fo:text-align="start" style:justify-single-word="false"/>
      <style:text-properties fo:font-size="20pt" style:text-underline-style="none" fo:font-weight="normal" officeooo:rsid="0020010e" officeooo:paragraph-rsid="0020010e" style:font-size-asian="17.5pt" style:font-weight-asian="normal" style:font-size-complex="20pt" style:font-weight-complex="normal"/>
    </style:style>
    <style:style style:name="P36" style:family="paragraph" style:parent-style-name="Standard">
      <style:paragraph-properties fo:line-height="150%" fo:text-align="start" style:justify-single-word="false"/>
      <style:text-properties fo:font-size="20pt" style:text-underline-style="none" fo:font-weight="normal" officeooo:rsid="0022f180" officeooo:paragraph-rsid="0022f180" style:font-size-asian="17.5pt" style:font-weight-asian="normal" style:font-size-complex="20pt" style:font-weight-complex="normal"/>
    </style:style>
    <style:style style:name="P37" style:family="paragraph" style:parent-style-name="Standard">
      <style:paragraph-properties fo:line-height="150%" fo:text-align="start" style:justify-single-word="false"/>
      <style:text-properties fo:font-size="20pt" style:text-underline-style="none" fo:font-weight="normal" officeooo:rsid="0023726d" officeooo:paragraph-rsid="0023726d" style:font-size-asian="17.5pt" style:font-weight-asian="normal" style:font-size-complex="20pt" style:font-weight-complex="normal"/>
    </style:style>
    <style:style style:name="P38" style:family="paragraph" style:parent-style-name="Standard">
      <style:paragraph-properties fo:line-height="150%" fo:text-align="start" style:justify-single-word="false"/>
      <style:text-properties fo:font-size="20pt" style:text-underline-style="none" fo:font-weight="normal" officeooo:rsid="002460a8" officeooo:paragraph-rsid="002460a8" style:font-size-asian="17.5pt" style:font-weight-asian="normal" style:font-size-complex="20pt" style:font-weight-complex="normal"/>
    </style:style>
    <style:style style:name="P39" style:family="paragraph" style:parent-style-name="Standard">
      <style:paragraph-properties fo:line-height="150%" fo:text-align="start" style:justify-single-word="false"/>
      <style:text-properties fo:font-size="20pt" style:text-underline-style="none" fo:font-weight="normal" officeooo:rsid="00251fa2" officeooo:paragraph-rsid="00251fa2" style:font-size-asian="17.5pt" style:font-weight-asian="normal" style:font-size-complex="20pt" style:font-weight-complex="normal"/>
    </style:style>
    <style:style style:name="P40" style:family="paragraph" style:parent-style-name="Standard">
      <style:paragraph-properties fo:line-height="150%" fo:text-align="start" style:justify-single-word="false"/>
      <style:text-properties fo:font-size="20pt" style:text-underline-style="none" fo:font-weight="normal" officeooo:rsid="00256f5f" officeooo:paragraph-rsid="00256f5f" style:font-size-asian="17.5pt" style:font-weight-asian="normal" style:font-size-complex="20pt" style:font-weight-complex="normal"/>
    </style:style>
    <style:style style:name="P41" style:family="paragraph" style:parent-style-name="Standard">
      <style:paragraph-properties fo:line-height="150%" fo:text-align="center" style:justify-single-word="false"/>
      <style:text-properties fo:font-size="20pt" style:text-underline-style="solid" style:text-underline-width="auto" style:text-underline-color="font-color" fo:font-weight="bold" officeooo:rsid="0022f180" officeooo:paragraph-rsid="0022f180" style:font-size-asian="17.5pt" style:font-weight-asian="bold" style:font-size-complex="20pt" style:font-weight-complex="bold"/>
    </style:style>
    <style:style style:name="P42" style:family="paragraph" style:parent-style-name="Standard">
      <style:paragraph-properties fo:line-height="150%"/>
    </style:style>
    <style:style style:name="P43" style:family="paragraph" style:parent-style-name="Standard">
      <style:paragraph-properties fo:line-height="150%" fo:text-align="start" style:justify-single-word="false"/>
      <style:text-properties officeooo:paragraph-rsid="0020010e"/>
    </style:style>
    <style:style style:name="P44" style:family="paragraph">
      <style:paragraph-properties fo:text-align="center"/>
      <style:text-properties fo:font-size="14pt" fo:font-weight="bold" style:font-size-asian="14pt" style:font-weight-asian="bold" style:font-size-complex="14pt" style:font-weight-complex="bold"/>
    </style:style>
    <style:style style:name="P45" style:family="paragraph">
      <loext:graphic-properties draw:fill="none" draw:fill-color="#ffffff"/>
      <style:paragraph-properties fo:text-align="center"/>
      <style:text-properties fo:font-size="14pt" fo:font-weight="bold" style:font-size-asian="14pt" style:font-weight-asian="bold" style:font-size-complex="14pt" style:font-weight-complex="bold"/>
    </style:style>
    <style:style style:name="P46" style:family="paragraph">
      <style:paragraph-properties fo:text-align="center"/>
    </style:style>
    <style:style style:name="P47" style:family="paragraph">
      <loext:graphic-properties draw:fill="none" draw:fill-color="#ffffff"/>
      <style:paragraph-properties fo:text-align="center" style:writing-mode="lr-tb"/>
      <style:text-properties fo:font-size="14pt" fo:font-weight="bold" style:font-size-asian="14pt" style:font-weight-asian="bold" style:font-size-complex="14pt" style:font-weight-complex="bold"/>
    </style:style>
    <style:style style:name="P48" style:family="paragraph">
      <loext:graphic-properties draw:fill="none" draw:fill-color="#ffffff"/>
      <style:paragraph-properties fo:text-align="center"/>
      <style:text-properties fo:font-size="12pt" fo:font-weight="bold" style:font-size-asian="12pt" style:font-weight-asian="bold" style:font-size-complex="12pt" style:font-weight-complex="bold"/>
    </style:style>
    <style:style style:name="P49" style:family="paragraph">
      <style:text-properties fo:font-size="12pt"/>
    </style:style>
    <style:style style:name="T1" style:family="text">
      <style:text-properties officeooo:rsid="0015f001"/>
    </style:style>
    <style:style style:name="T2" style:family="text">
      <style:text-properties officeooo:rsid="001730e0"/>
    </style:style>
    <style:style style:name="T3" style:family="text">
      <style:text-properties officeooo:rsid="001b13aa"/>
    </style:style>
    <style:style style:name="T4" style:family="text">
      <style:text-properties fo:font-size="20pt" style:text-underline-style="none" fo:font-weight="normal" style:font-size-asian="17.5pt" style:font-weight-asian="normal" style:font-size-complex="20pt" style:font-weight-complex="normal"/>
    </style:style>
    <style:style style:name="T5" style:family="text">
      <style:text-properties fo:font-size="20pt" style:text-underline-style="none" fo:font-weight="normal" officeooo:rsid="0020010e" style:font-size-asian="17.5pt" style:font-weight-asian="normal" style:font-size-complex="20pt" style:font-weight-complex="normal"/>
    </style:style>
    <style:style style:name="T6" style:family="text">
      <style:text-properties officeooo:rsid="001d0e3b"/>
    </style:style>
    <style:style style:name="T7" style:family="text">
      <style:text-properties officeooo:rsid="001e3ebb"/>
    </style:style>
    <style:style style:name="T8" style:family="text">
      <style:text-properties fo:font-variant="normal" fo:text-transform="none" fo:color="#ffffff" loext:opacity="100%" style:font-name="Söhne Mono" fo:font-size="10.5pt" fo:letter-spacing="normal" fo:font-style="normal" fo:font-weight="normal"/>
    </style:style>
    <style:style style:name="T9" style:family="text">
      <style:text-properties fo:font-variant="normal" fo:text-transform="none" style:font-name="Söhne Mono" fo:letter-spacing="normal" fo:font-style="normal"/>
    </style:style>
    <style:style style:name="T10" style:family="text">
      <style:text-properties fo:font-variant="normal" fo:text-transform="none" style:font-name="Söhne Mono" fo:font-size="14pt" fo:letter-spacing="normal" fo:font-style="normal" style:font-size-asian="14pt" style:font-size-complex="14pt"/>
    </style:style>
    <style:style style:name="T11" style:family="text">
      <style:text-properties fo:font-variant="normal" fo:text-transform="none" style:font-name="Söhne Mono" fo:font-size="14pt" fo:letter-spacing="normal" fo:font-style="normal" officeooo:rsid="00206c17" style:font-size-asian="14pt" style:font-size-complex="14pt"/>
    </style:style>
    <style:style style:name="T12" style:family="text">
      <style:text-properties officeooo:rsid="00206c17"/>
    </style:style>
    <style:style style:name="T13" style:family="text">
      <style:text-properties officeooo:rsid="00207b65"/>
    </style:style>
    <style:style style:name="T14" style:family="text">
      <style:text-properties officeooo:rsid="00256f5f"/>
    </style:style>
    <style:style style:name="T15" style:family="text">
      <style:text-properties officeooo:rsid="00263412"/>
    </style:style>
    <style:style style:name="T16" style:family="text">
      <style:text-properties fo:font-size="14pt" fo:font-weight="bold" style:font-size-asian="14pt" style:font-weight-asian="bold" style:font-size-complex="14pt" style:font-weight-complex="bold"/>
    </style:style>
    <style:style style:name="T17" style:family="text">
      <style:text-properties fo:font-size="12pt" fo:font-weight="bold" style:font-size-asian="12pt" style:font-weight-asian="bold" style:font-size-complex="12pt" style:font-weight-complex="bold"/>
    </style:style>
    <style:style style:name="gr1" style:family="graphic">
      <style:graphic-properties draw:stroke="none" svg:stroke-color="#000000" draw:fill="none" draw:fill-color="#ffffff" fo:min-height="0.688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0.582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none" draw:fill-color="#ffffff" fo:min-height="0.635cm"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textarea-horizontal-align="justify" draw:textarea-vertical-align="middle" draw:auto-grow-height="false" fo:min-height="1.492cm" fo:min-width="0.254cm" style:run-through="foreground" style:wrap="run-through" style:number-wrapped-paragraphs="no-limit" style:vertical-pos="from-top" style:vertical-rel="paragraph" style:horizontal-pos="from-left" style:horizontal-rel="paragraph"/>
    </style:style>
    <style:style style:name="gr5" style:family="graphic">
      <style:graphic-properties draw:textarea-horizontal-align="justify" draw:textarea-vertical-align="middle" draw:auto-grow-height="false" fo:min-height="1.52cm" fo:min-width="0.265cm" style:run-through="foreground" style:wrap="run-through" style:number-wrapped-paragraphs="no-limit" style:vertical-pos="from-top" style:vertical-rel="paragraph" style:horizontal-pos="from-left" style:horizontal-rel="paragraph"/>
    </style:style>
    <style:style style:name="gr6" style:family="graphic" style:parent-style-name="Frame">
      <style:graphic-properties draw:textarea-horizontal-align="justify" draw:textarea-vertical-align="middle" draw:auto-grow-height="false" fo:min-height="2.302cm" fo:min-width="7.17cm" style:run-through="foreground" style:wrap="run-through" style:number-wrapped-paragraphs="no-limit" style:vertical-pos="from-top" style:vertical-rel="paragraph" style:horizontal-pos="from-left" style:horizontal-rel="paragraph"/>
    </style:style>
    <style:style style:name="gr7" style:family="graphic" style:parent-style-name="Frame">
      <style:graphic-properties draw:textarea-horizontal-align="justify" draw:textarea-vertical-align="middle" draw:auto-grow-height="false" fo:min-height="2.434cm" fo:min-width="7.144cm" style:run-through="foreground" style:wrap="run-through" style:number-wrapped-paragraphs="no-limit" style:vertical-pos="from-top" style:vertical-rel="paragraph" style:horizontal-pos="from-left" style:horizontal-rel="paragraph"/>
    </style:style>
    <style:style style:name="gr8" style:family="graphic" style:parent-style-name="Frame">
      <style:graphic-properties draw:textarea-horizontal-align="justify" draw:textarea-vertical-align="middle" draw:auto-grow-height="false" fo:min-height="2.223cm" fo:min-width="7.117cm" style:run-through="foreground" style:wrap="run-through" style:number-wrapped-paragraphs="no-limit" style:vertical-pos="from-top" style:vertical-rel="paragraph" style:horizontal-pos="from-left" style:horizontal-rel="paragraph"/>
    </style:style>
    <style:style style:name="gr9" style:family="graphic">
      <style:graphic-properties draw:textarea-horizontal-align="justify" draw:textarea-vertical-align="middle" draw:auto-grow-height="false" fo:min-height="1.475cm" fo:min-width="0.265cm" style:run-through="foreground" style:wrap="run-through" style:number-wrapped-paragraphs="no-limit" style:vertical-pos="from-top" style:vertical-rel="paragraph" style:horizontal-pos="from-left" style:horizontal-rel="paragraph"/>
    </style:style>
    <style:style style:name="gr10" style:family="graphic" style:parent-style-name="Frame">
      <style:graphic-properties draw:textarea-horizontal-align="justify" draw:textarea-vertical-align="middle" draw:auto-grow-height="false" fo:min-height="2.328cm" fo:min-width="7.276cm" style:run-through="foreground" style:wrap="run-through" style:number-wrapped-paragraphs="no-limit" style:vertical-pos="from-top" style:vertical-rel="paragraph" style:horizontal-pos="from-left" style:horizontal-rel="paragraph"/>
    </style:style>
    <style:style style:name="gr11" style:family="graphic">
      <style:graphic-properties draw:textarea-horizontal-align="justify" draw:textarea-vertical-align="middle" draw:auto-grow-height="false" fo:min-height="1.526cm" fo:min-width="0.256cm" style:run-through="foreground" style:wrap="run-through" style:number-wrapped-paragraphs="no-limit" style:vertical-pos="from-top" style:vertical-rel="paragraph" style:horizontal-pos="from-left" style:horizontal-rel="paragraph"/>
    </style:style>
    <style:style style:name="gr12" style:family="graphic">
      <style:graphic-properties draw:textarea-horizontal-align="justify" draw:textarea-vertical-align="middle" draw:auto-grow-height="false" fo:min-height="2.388cm" fo:min-width="7.336cm" style:run-through="foreground" style:wrap="run-through" style:number-wrapped-paragraphs="no-limit" style:vertical-pos="from-top" style:vertical-rel="paragraph" style:horizontal-pos="from-left" style:horizontal-rel="paragraph"/>
    </style:style>
    <style:style style:name="gr13" style:family="graphic">
      <style:graphic-properties draw:textarea-horizontal-align="justify" draw:textarea-vertical-align="middle" draw:auto-grow-height="false" fo:min-height="1.505cm" fo:min-width="0.236cm" style:run-through="foreground" style:wrap="run-through" style:number-wrapped-paragraphs="no-limit" style:vertical-pos="from-top" style:vertical-rel="paragraph" style:horizontal-pos="from-left" style:horizontal-rel="paragraph"/>
    </style:style>
    <style:style style:name="gr14" style:family="graphic" style:parent-style-name="Frame">
      <style:graphic-properties draw:textarea-horizontal-align="justify" draw:textarea-vertical-align="middle" draw:auto-grow-height="false" fo:min-height="2.196cm" fo:min-width="7.382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P21">Abstract</text:p>
      <text:p text:style-name="P21"/>
      <text:p text:style-name="P22">This abstract presents the design and implementation of a Python-based chatbot for The American College, leveraging the power of NLTK, TensorFlow, NumPy, JSON, Pickle, WordNet Lemmatizer,<text:span text:style-name="T7">Tkinter</text:span> and several custom classes including <text:span text:style-name="T13">c</text:span>lean_<text:span text:style-name="T13">u</text:span>p_<text:span text:style-name="T13">s</text:span>entence, <text:span text:style-name="T13">b</text:span>ag_of_<text:span text:style-name="T13">w</text:span>ords, <text:span text:style-name="T13">p</text:span>redict_<text:span text:style-name="T13">c</text:span>lass, and <text:span text:style-name="T13">g</text:span>et_<text:span text:style-name="T13">r</text:span>esponse. The chatbot aims to provide an interactive and intelligent interface for students to access information, receive support.</text:p>
      <text:p text:style-name="P22"/>
      <text:p text:style-name="P22">The chatbot employs natural language processing techniques and utilizes machine learning algorithms to comprehend and respond to user queries effectively. It incorporates pre-processing steps, such as lemmatization, tokenization, and cleaning up sentences, using NLTK and WordNet Lemmatizer to enhance the accuracy of understanding user input.</text:p>
      <text:p text:style-name="P22"/>
      <text:p text:style-name="P22"><text:soft-page-break/>The core of the chatbot is built using TensorFlow, leveraging its deep learning capabilities to train and load models for classifying user queries into appropriate categories. <text:span text:style-name="T7">The Tkinter in Python is used to provide a basic user interface to the Chatbot. </text:span>The training data is prepared using a <text:span text:style-name="T13">b</text:span>ag_of_<text:span text:style-name="T13">w</text:span>ords approach, converting text into numerical representations for model training. The Pickle module is employed for serializing and deserializing trained models to ensure efficient model storage and retrieval.</text:p>
      <text:p text:style-name="P22"/>
      <text:p text:style-name="P22">The <text:span text:style-name="T13">p</text:span>redict_<text:span text:style-name="T13">c</text:span>lass class is responsible for taking a processed user query, applying the loaded model, and predicting the appropriate response category. It utilizes TensorFlow's model prediction capabilities to determine the most suitable response based on the trained patterns and previous interactions.</text:p>
      <text:p text:style-name="P22"/>
      <text:p text:style-name="P22">The <text:span text:style-name="T13">g</text:span>et_<text:span text:style-name="T13">r</text:span>esponse class retrieves the appropriate response for a given predicted category. It uses JSON data to store response templates mapped to their corresponding <text:soft-page-break/>categories. The class accesses the JSON file, retrieves the relevant response, and returns it to the user.</text:p>
      <text:p text:style-name="P22"/>
      <text:p text:style-name="P22">The implementation of the chatbot involves integrating these classes and modules into a cohesive system. The chatbot can be deployed on various platforms, such as web-based interfaces or integrated within existing college <text:span text:style-name="T1">website</text:span>, providing users with flexible and accessible interaction channels.</text:p>
      <text:p text:style-name="P22"/>
      <text:p text:style-name="P22">Evaluation of the chatbot's performance includes testing its accuracy, responsiveness, and user satisfaction. User feedback and performance metrics are <text:span text:style-name="T1">need to be </text:span>collected to assess the effectiveness of the chatbot in providing relevant and helpful responses.</text:p>
      <text:p text:style-name="P22"/>
      <text:p text:style-name="P22">In summary, the Python-based chatbot developed for The American College demonstrates the effective utilization of NLTK, TensorFlow, NumPy, JSON, Pickle, WordNet Lemmatizer, <text:span text:style-name="T7">Tkinter </text:span>and custom classes. The chatbot offers an intelligent and user-friendly interface, enabling efficient <text:soft-page-break/>access to information for students. <text:span text:style-name="T1">It can also </text:span><text:span text:style-name="T2">be changed accordingly for faculty and staff’s use in the future.</text:span> By automating responses and providing accurate guidance, the chatbot streamlines communication and enhances the overall college experience.</text:p>
      <text:p text:style-name="P22"/>
      <text:p text:style-name="P6">System Analysis</text:p>
      <text:p text:style-name="P20"/>
      <text:p text:style-name="P23">1. System Objectives:</text:p>
      <text:p text:style-name="P24"><text:s text:c="3"/></text:p>
      <text:p text:style-name="P24"><text:s text:c="3"/>- Develop a chatbot for The American College to provide information and assistance to students.</text:p>
      <text:p text:style-name="P23"><text:s text:c="3"/>- Enhance communication and accessibility by automating responses and streamlining information retrieval.</text:p>
      <text:p text:style-name="P23"><text:s text:c="3"/>- Improve user experience by offering personalized and accurate guidance.</text:p>
      <text:p text:style-name="P23"/>
      <text:p text:style-name="P23"/>
      <text:p text:style-name="P23"/>
      <text:p text:style-name="P23"/>
      <text:p text:style-name="P23"><text:soft-page-break/></text:p>
      <text:p text:style-name="P23">2. System Requirements:</text:p>
      <text:p text:style-name="P24"><text:s text:c="3"/></text:p>
      <text:p text:style-name="P24"><text:s text:c="3"/>- Integration with web-based interfaces or existing college website.</text:p>
      <text:p text:style-name="P23"><text:s text:c="3"/>- Utilize natural language processing techniques for accurate interpretation of user queries.</text:p>
      <text:p text:style-name="P23"><text:s text:c="3"/>- Implement machine learning algorithms for efficient response classification.</text:p>
      <text:p text:style-name="P23"><text:s text:c="3"/>- Support text-based interactions for user convenience.</text:p>
      <text:p text:style-name="P23"><text:s text:c="3"/>- Store and retrieve trained models efficiently using serialization and deserialization techniques.</text:p>
      <text:p text:style-name="P23"><text:s text:c="3"/>- Provide a knowledge base with relevant data and information about the college.</text:p>
      <text:p text:style-name="P23"><text:s text:c="3"/>- Incorporate lemmatization, tokenization, and sentence cleaning for preprocessing user input.</text:p>
      <text:p text:style-name="P23"><text:s text:c="3"/>- Access JSON data for retrieving response templates based on predicted categories.</text:p>
      <text:p text:style-name="P23"/>
      <text:p text:style-name="P23"/>
      <text:p text:style-name="P23"/>
      <text:p text:style-name="P23"><text:soft-page-break/>3. System Architecture:</text:p>
      <text:p text:style-name="P24"><text:s text:c="2"/></text:p>
      <text:p text:style-name="P24"><text:s text:c="2"/>- The chatbot is implemented using Python, utilizing libraries and frameworks such as NLTK, TensorFlow, NumPy, JSON, <text:span text:style-name="T6">Tkinter </text:span>and Pickle.</text:p>
      <text:p text:style-name="P23"><text:s text:c="3"/>- The system architecture consists of various modules, including <text:span text:style-name="T12">c</text:span>lean_<text:span text:style-name="T12">u</text:span>p_<text:span text:style-name="T12">s</text:span>entence, <text:span text:style-name="T12">b</text:span>ag_of_<text:span text:style-name="T12">w</text:span>ords, <text:span text:style-name="T12">p</text:span>redict_<text:span text:style-name="T12">c</text:span>lass, and <text:span text:style-name="T12">g</text:span>et_<text:span text:style-name="T12">r</text:span>esponse classes.</text:p>
      <text:p text:style-name="P23"><text:s text:c="3"/>- NLTK and WordNet Lemmatizer are used for text preprocessing, such as lemmatization, tokenization, and sentence cleaning.</text:p>
      <text:p text:style-name="P23"><text:s text:c="3"/>- TensorFlow is employed for training and loading machine learning models, enabling accurate response classification.</text:p>
      <text:p text:style-name="P23"><text:s text:c="4"/>- <text:span text:style-name="T7">Tkinter is used to provide a basic easy to use interface to the college students who are accessing the chatbot.</text:span></text:p>
      <text:p text:style-name="P23"><text:s text:c="3"/>- Pickle is used for serializing and deserializing trained models, ensuring efficient storage and retrieval.</text:p>
      <text:p text:style-name="P23"><text:s text:c="3"/>- JSON data is utilized to store response templates mapped to predicted categories, enabling easy access and retrieval.</text:p>
      <text:p text:style-name="P23"><text:soft-page-break/></text:p>
      <text:p text:style-name="P23">4. Functionalities:</text:p>
      <text:p text:style-name="P23"/>
      <text:p text:style-name="P23"><text:s text:c="3"/>- General Information: The chatbot provides details about the college, including campus locations, academic programs, admission procedures, and campus events.</text:p>
      <text:p text:style-name="P23"><text:s text:c="3"/>- Natural Language Understanding: The chatbot employs natural language processing techniques to understand user queries and generate appropriate responses.</text:p>
      <text:p text:style-name="P23"><text:s text:c="3"/>- Contextual Understanding: The chatbot utilizes contextual understanding to provide relevant and personalized responses based on user interactions and previous queries.</text:p>
      <text:p text:style-name="P23"/>
      <text:p text:style-name="P23">5. Evaluation:</text:p>
      <text:p text:style-name="P23"/>
      <text:p text:style-name="P23"><text:s text:c="3"/>- User Testing: The chatbot undergoes user testing to assess its usability, accuracy, and responsiveness.</text:p>
      <text:p text:style-name="P23"><text:s text:c="3"/>- Feedback Collection: User feedback is need to be collected to identify areas for improvement and to enhance the chatbot's performance.</text:p>
      <text:p text:style-name="P23"><text:soft-page-break/><text:s text:c="3"/>- Performance Metrics: Metrics such as response accuracy, response time, and user satisfaction are measured to evaluate the chatbot's effectiveness.</text:p>
      <text:p text:style-name="P23"/>
      <text:p text:style-name="P23">6. Benefits:</text:p>
      <text:p text:style-name="P23"/>
      <text:p text:style-name="P23"><text:s text:c="3"/>- Time-saving: The chatbot automates responses, reducing the need for manual assistance and saving time for both users and college staff.</text:p>
      <text:p text:style-name="P23"><text:s text:c="3"/>- Accessibility: The chatbot can be accessed through, <text:span text:style-name="T3">college website</text:span> providing users with convenient access to informati<text:span text:style-name="T3">on.</text:span></text:p>
      <text:p text:style-name="P23"><text:s text:c="3"/>- Personalized Support: The chatbot offers personalized guidance based on user interactions, enhancing the user experience and satisfaction.</text:p>
      <text:p text:style-name="P23"><text:s text:c="3"/>- Streamlined Communication: By providing immediate and accurate responses, the chatbot streamlines communication and improves information dissemination.</text:p>
      <text:p text:style-name="P23"/>
      <text:p text:style-name="P23">In conclusion, the system analysis highlights the objectives, requirements, architecture, functionalities, evaluation, and <text:soft-page-break/>benefits of the Python-based chatbot developed for The American College. The chatbot's implementation utilizes various technologies and techniques to enhance user experience and streamline communication within the college community.</text:p>
      <text:p text:style-name="P23"/>
      <text:p text:style-name="P7">Feasibility Study</text:p>
      <text:p text:style-name="P7"/>
      <text:p text:style-name="P27">1. Technical Feasibility:</text:p>
      <text:p text:style-name="P27"/>
      <text:p text:style-name="P27"><text:s text:c="3"/>- The required technologies, NLTK, TensorFlow, NumPy, JSON, Pickle, <text:span text:style-name="T7">Tkinter </text:span>and Python, have extensive community support and resources, making it technically feasible to implement the chatbot.</text:p>
      <text:p text:style-name="P27"><text:s text:c="3"/>- The availability of pre-trained models, tutorials, and documentation for the libraries simplifies the development process.</text:p>
      <text:p text:style-name="P27"><text:s text:c="3"/>- Integration with web-based interfaces can be achieved using standard web development frameworks such as Flask or Django, ensuring technical compatibility.</text:p>
      <text:p text:style-name="P27"/>
      <text:p text:style-name="P27"><text:soft-page-break/>2. Economic Feasibility:</text:p>
      <text:p text:style-name="P27"/>
      <text:p text:style-name="P27"><text:s text:c="3"/>- The use of open-source libraries and tools significantly reduces the economic burden of software licensing and acquisition costs.</text:p>
      <text:p text:style-name="P27"><text:s text:c="3"/>- The cost of hardware resources, such as servers or cloud services, can be tailored based on the college's infrastructure and budget.</text:p>
      <text:p text:style-name="P27">- The long-term cost benefits of automating responses and improving communication efficiency can outweigh the initial investment.</text:p>
      <text:p text:style-name="P27"/>
      <text:p text:style-name="P27">3. Operational Feasibility:</text:p>
      <text:p text:style-name="P27"/>
      <text:p text:style-name="P27"><text:s text:c="3"/>- The chatbot can be seamlessly integrated into existing college website or deployed as a standalone system, ensuring operational compatibility.</text:p>
      <text:p text:style-name="P27"><text:s text:c="3"/>- User training or technical expertise is not required to interact with the chatbot, making it accessible to a wide range of users within the college community.</text:p>
      <text:p text:style-name="P27"><text:soft-page-break/><text:s text:c="3"/>- The chatbot can be maintained and updated by the college's IT team or outsourced to a third-party provider if necessary.</text:p>
      <text:p text:style-name="P27"/>
      <text:p text:style-name="P27">4. Legal and Ethical Feasibility:</text:p>
      <text:p text:style-name="P27"/>
      <text:p text:style-name="P27"><text:s text:c="3"/>- The chatbot must comply with legal requirements, such as data privacy and protection regulations, ensuring the security and confidentiality of user information.</text:p>
      <text:p text:style-name="P27"><text:s text:c="3"/>- Proper measures, such as encryption and access controls, should be implemented to safeguard user data and prevent unauthorized access.</text:p>
      <text:p text:style-name="P27"><text:s text:c="3"/>- Ethical guidelines should be followed, such as providing accurate and unbiased information, respecting user privacy, and addressing potential biases in the chatbot's responses.</text:p>
      <text:p text:style-name="P27"/>
      <text:p text:style-name="P27">5. Schedule Feasibility:</text:p>
      <text:p text:style-name="P28"><text:s/></text:p>
      <text:p text:style-name="P28"><text:s text:c="2"/>- The development and implementation timeline can be estimated based on the complexity of the chatbot and the <text:soft-page-break/>availability of resources, including development team expertise and project management capabilities.</text:p>
      <text:p text:style-name="P27"><text:s text:c="3"/>- Proper planning, regular milestones, and checkpoints should be established to monitor progress and address any potential delays or obstacles that may arise during development.</text:p>
      <text:p text:style-name="P27"/>
      <text:p text:style-name="P27">6. User Acceptance:</text:p>
      <text:p text:style-name="P28"><text:s/></text:p>
      <text:p text:style-name="P28"><text:s text:c="2"/>- Conducting user acceptance testing and gathering feedback from college students can help assess the feasibility of the chatbot in meeting their needs and expectations.</text:p>
      <text:p text:style-name="P27"><text:s text:c="3"/>- Incorporating user feedback during the development process ensures that the chatbot aligns with the specific requirements and preferences of the college community.</text:p>
      <text:p text:style-name="P27"/>
      <text:p text:style-name="P27">7. Scalability:</text:p>
      <text:p text:style-name="P27"/>
      <text:p text:style-name="P27"><text:s text:c="3"/>- The chatbot should be designed to handle increasing user demand and scale as the college community grows.</text:p>
      <text:p text:style-name="P27"><text:soft-page-break/><text:s text:c="3"/>- The architecture should be flexible to accommodate future enhancements and integrations with additional college services and platforms.</text:p>
      <text:p text:style-name="P27"/>
      <text:p text:style-name="P27">8. Risks and Mitigation:</text:p>
      <text:p text:style-name="P28"><text:s/></text:p>
      <text:p text:style-name="P28"><text:s text:c="2"/>- Identification of potential risks, such as technical challenges, data security vulnerabilities, or user adoption issues, and developing appropriate mitigation strategies is crucial to ensure the feasibility and success of the project.</text:p>
      <text:p text:style-name="P27"><text:s text:c="3"/>- Regular risk assessments and proactive measures can minimize the impact of potential risks and ensure smooth operation.</text:p>
      <text:p text:style-name="P27"/>
      <text:p text:style-name="P27">In conclusion, a comprehensive feasibility study, taking into account technical, economic, operational, legal, ethical, schedule, user acceptance, scalability, and risk factors, confirms the viability of developing a Python-based chatbot for The American College. Proper planning, resource allocation, and adherence to legal and ethical considerations will contribute to the successful implementation and <text:soft-page-break/>operation of the chatbot, improving communication and user experience within the college community.</text:p>
      <text:p text:style-name="P27"/>
      <text:p text:style-name="P8">Hardware Requirements</text:p>
      <text:p text:style-name="P8"/>
      <text:p text:style-name="P29">1. Server or Hosting Environment:</text:p>
      <text:p text:style-name="P30"><text:s/></text:p>
      <text:p text:style-name="P30"><text:s text:c="2"/>- Sufficient processing power: A server or hosting environment with an adequate CPU to handle the computational requirements of the chatbot, especially during peak usage periods.</text:p>
      <text:p text:style-name="P29"><text:s text:c="3"/>- Ample RAM: Sufficient memory to accommodate the chatbot's runtime and any additional processes or services running concurrently.</text:p>
      <text:p text:style-name="P29"><text:s text:c="3"/>- Adequate storage: Sufficient disk space to store the chatbot's application files, models, and any other necessary data.</text:p>
      <text:p text:style-name="P29"/>
      <text:p text:style-name="P29"/>
      <text:p text:style-name="P29"/>
      <text:p text:style-name="P29"/>
      <text:p text:style-name="P29"><text:soft-page-break/>2. Networking:</text:p>
      <text:p text:style-name="P30"><text:s/></text:p>
      <text:p text:style-name="P30"><text:s text:c="2"/>- Reliable internet connectivity: A stable and high-speed internet connection is crucial for seamless communication between users and the chatbot.</text:p>
      <text:p text:style-name="P29">- Scalability for network traffic: If expecting a high volume of users, ensure the network infrastructure can handle the incoming and outgoing traffic without causing delays or bottlenecks.</text:p>
      <text:p text:style-name="P29"/>
      <text:p text:style-name="P29">3. Security:</text:p>
      <text:p text:style-name="P30"><text:s/></text:p>
      <text:p text:style-name="P30"><text:s text:c="2"/>- Firewalls and network security measures: Implement appropriate security measures to protect the server and the chatbot from potential threats, such as firewalls, intrusion detection systems, and SSL certificates for secure communication.</text:p>
      <text:p text:style-name="P29"/>
      <text:p text:style-name="P29"/>
      <text:p text:style-name="P29"/>
      <text:p text:style-name="P29"/>
      <text:p text:style-name="P29"><text:soft-page-break/>4. Backup and Redundancy:</text:p>
      <text:p text:style-name="P30"><text:s/></text:p>
      <text:p text:style-name="P30"><text:s text:c="2"/>- Regular data backup: Set up a backup system to ensure the safety and availability of the chatbot's data, configurations, and trained models.</text:p>
      <text:p text:style-name="P29"><text:s text:c="3"/>- Redundancy and failover mechanisms: Consider implementing redundancy or failover mechanisms to minimize downtime in case of hardware failures or network outages.</text:p>
      <text:p text:style-name="P29"/>
      <text:p text:style-name="P29">5. Monitoring and Management:</text:p>
      <text:p text:style-name="P29"/>
      <text:p text:style-name="P29"><text:s text:c="3"/>- System monitoring tools: Utilize monitoring tools to track server performance, identify potential issues, and proactively address them.</text:p>
      <text:p text:style-name="P29"><text:s text:c="3"/>- Remote management capabilities: Enable remote access and management of the server to facilitate maintenance, updates, and troubleshooting.</text:p>
      <text:p text:style-name="P29"/>
      <text:p text:style-name="P29">It's important to note that the hardware requirements can vary depending on the scale and complexity of the chatbot <text:soft-page-break/>implementation. It is recommended to consult with a system administrator or IT team to determine the specific hardware specifications needed to meet the expected performance and scalability requirements of the chatbot for The American College.</text:p>
      <text:p text:style-name="P29"/>
      <text:p text:style-name="P9">Software Requirements</text:p>
      <text:p text:style-name="P31"/>
      <text:p text:style-name="P32">1. Operating System:</text:p>
      <text:p text:style-name="P33"><text:s/></text:p>
      <text:p text:style-name="P33"><text:s text:c="2"/>- Any modern operating system capable of running Python and Tkinter, such as Windows, macOS, or Linux.</text:p>
      <text:p text:style-name="P32"/>
      <text:p text:style-name="P32">2. Programming Language and Libraries:</text:p>
      <text:p text:style-name="P33"><text:s/></text:p>
      <text:p text:style-name="P33"><text:s text:c="2"/>- Python: The chatbot is implemented using Python programming language. Ensure that a compatible version of Python is installed.</text:p>
      <text:p text:style-name="P32"><text:s text:c="3"/>- NLTK: Natural Language Toolkit (NLTK) is a library used for natural language processing tasks. Install NLTK and its required dependencies.</text:p>
      <text:p text:style-name="P32"><text:soft-page-break/><text:s text:c="3"/>- TensorFlow: TensorFlow is a popular machine learning library. Install TensorFlow to leverage its deep learning capabilities for training and loading models.</text:p>
      <text:p text:style-name="P32"><text:s text:c="3"/>- NumPy: NumPy is a numerical computing library. It is used for array manipulation and numerical operations. Install NumPy for efficient data processing.</text:p>
      <text:p text:style-name="P32"><text:s text:c="3"/>- JSON: The chatbot uses JSON for storing and retrieving response templates. JSON is typically included in the Python standard library.</text:p>
      <text:p text:style-name="P32"><text:s text:c="3"/>- Pickle: Pickle is used for serializing and deserializing trained models. It is also included in the Python standard library.</text:p>
      <text:p text:style-name="P32"><text:s text:c="3"/>- Tkinter: Tkinter is a standard Python library for creating graphical user interfaces (GUI). Ensure that Tkinter is installed, which is typically included with Python.</text:p>
      <text:p text:style-name="P32"/>
      <text:p text:style-name="P32">3. Web Framework (if applicable):</text:p>
      <text:p text:style-name="P33"><text:s/></text:p>
      <text:p text:style-name="P33"><text:s text:c="2"/>- Flask or Django: If integrating the chatbot with web-based interfaces, you can choose to use a web framework such as Flask or Django. These frameworks facilitate the <text:soft-page-break/>development of web applications and provide an HTTP server.</text:p>
      <text:p text:style-name="P32"/>
      <text:p text:style-name="P32">4. Development Tools and IDE:</text:p>
      <text:p text:style-name="P33"><text:s/></text:p>
      <text:p text:style-name="P33"><text:s text:c="2"/>- Integrated Development Environment (IDE): Select an IDE of your choice, such as PyCharm, Visual Studio Code, or IDLE, to write, debug, and run Python code.</text:p>
      <text:p text:style-name="P32"><text:s text:c="3"/>- Package Manager: Use a package manager like pip, included with Python, to install and manage the required Python libraries and dependencies.</text:p>
      <text:p text:style-name="P32"/>
      <text:p text:style-name="P32">Ensure that the required software versions are compatible with each other and with the operating system being used. It is also recommended to follow best practices in software development, such as version control using Git, to manage code and collaborate effectively.</text:p>
      <text:p text:style-name="P32"/>
      <text:p text:style-name="P32">Consult the documentation and official websites of the respective libraries and frameworks for detailed installation and usage instructions. Additionally, refer to the Tkinter <text:soft-page-break/>documentation and resources for guidance on creating a user-friendly graphical interface for the chatbot.</text:p>
      <text:p text:style-name="P32"/>
      <text:p text:style-name="P10">Software Characteristics</text:p>
      <text:p text:style-name="P10"><text:span text:style-name="T4"/></text:p>
      <text:p text:style-name="P11"><text:span text:style-name="T4">Introduction to Python:</text:span></text:p>
      <text:p text:style-name="P34"><text:span text:style-name="T4"/></text:p>
      <text:p text:style-name="P34">Python is a high-level, interpreted programming language known for its simplicity, readability, and versatility. It was created by Guido van Rossum and first released in 1991. Python's design philosophy emphasizes code readability and a clean, concise syntax, making it an ideal choice for both beginners and experienced developers.</text:p>
      <text:p text:style-name="P34"/>
      <text:p text:style-name="P34">Python is widely used in various domains, including web development, scientific computing, data analysis, artificial intelligence, machine learning, automation, and scripting. It offers a vast ecosystem of libraries and frameworks that contribute to its popularity and effectiveness in different areas.</text:p>
      <text:p text:style-name="P34"/>
      <text:p text:style-name="P34"><text:soft-page-break/>One of Python's key strengths is its extensive standard library, which provides a wide range of modules for tasks such as file handling, networking, regular expressions, and more. Additionally, Python's package manager, pip, allows developers to easily install and manage third-party libraries, further expanding its capabilities.</text:p>
      <text:p text:style-name="P34"/>
      <text:p text:style-name="P34">Python supports multiple programming paradigms, including procedural, object-oriented, and functional programming. This flexibility enables developers to choose the most appropriate approach for their projects and encourages code modularity, reusability, and maintainability.</text:p>
      <text:p text:style-name="P34"/>
      <text:p text:style-name="P34">The language's simplicity and readability are enhanced by its indentation-based syntax, known as the "Pythonic" way of writing code. Python promotes clean and organized code by enforcing consistent indentation, eliminating the need for explicit braces or semicolons.</text:p>
      <text:p text:style-name="P34"/>
      <text:p text:style-name="P34"><text:soft-page-break/>Another notable feature of Python is its focus on community-driven development. The Python community actively contributes to the language's evolution by proposing enhancements, resolving issues, and maintaining an extensive collection of documentation, tutorials, and forums. This collaborative approach fosters a supportive environment for learning, sharing knowledge, and seeking assistance.</text:p>
      <text:p text:style-name="P34"/>
      <text:p text:style-name="P34">Python has gained widespread adoption in both academia and industry due to its ease of use, flexibility, and extensive library ecosystem. It serves as a powerful tool for solving complex problems, prototyping applications, and building robust software systems.</text:p>
      <text:p text:style-name="P34"/>
      <text:p text:style-name="P34">Overall, Python's simplicity, readability, versatility, and supportive community make it an excellent choice for developers of all levels, enabling them to write efficient and expressive code for a wide range of applications.</text:p>
      <text:p text:style-name="P34"/>
      <text:p text:style-name="P34"/>
      <text:p text:style-name="P34"><text:soft-page-break/>Characteristics of Python:</text:p>
      <text:p text:style-name="P34"/>
      <text:p text:style-name="P34">1. Readability:</text:p>
      <text:p text:style-name="P34"/>
      <text:p text:style-name="P34"><text:s text:c="3"/>- Clean and straightforward syntax that emphasizes code readability.</text:p>
      <text:p text:style-name="P34"><text:s text:c="3"/>- Relies on indentation for code blocks, promoting consistent and well-organized code.</text:p>
      <text:p text:style-name="P34"/>
      <text:p text:style-name="P34">2. Simplicity:</text:p>
      <text:p text:style-name="P34"/>
      <text:p text:style-name="P34"><text:s text:c="3"/>- Easy to learn and understand, making it an ideal language for beginners.</text:p>
      <text:p text:style-name="P34"><text:s text:c="3"/>- Emphasis on simplicity and minimalistic design principles.</text:p>
      <text:p text:style-name="P34"/>
      <text:p text:style-name="P34">3. Versatility:</text:p>
      <text:p text:style-name="P34"/>
      <text:p text:style-name="P34"><text:s text:c="3"/>- Suitable for various domains, including web development, scientific computing, data analysis, artificial intelligence, machine learning, automation, and scripting.</text:p>
      <text:p text:style-name="P34"><text:soft-page-break/><text:s text:c="3"/>- Supports multiple programming paradigms, such as procedural, object-oriented, and functional programming.</text:p>
      <text:p text:style-name="P34"/>
      <text:p text:style-name="P34">4. Extensive Standard Library:</text:p>
      <text:p text:style-name="P34"/>
      <text:p text:style-name="P34"><text:s text:c="3"/>- Offers a vast collection of modules and functions for common tasks, reducing the need for external dependencies.</text:p>
      <text:p text:style-name="P34"><text:s text:c="3"/>- Provides functionalities for file handling, networking, regular expressions, data serialization, and more.</text:p>
      <text:p text:style-name="P34"/>
      <text:p text:style-name="P34">5. Large Ecosystem of Third-Party Libraries:</text:p>
      <text:p text:style-name="P34"/>
      <text:p text:style-name="P34"><text:s text:c="3"/>- Python has a thriving ecosystem of third-party libraries and frameworks.</text:p>
      <text:p text:style-name="P34"><text:s text:c="3"/>- Libraries like NumPy, Pandas, TensorFlow, Django, Flask, and Matplotlib extend Python's capabilities and enable developers to tackle complex tasks efficiently.</text:p>
      <text:p text:style-name="P34"/>
      <text:p text:style-name="P34"/>
      <text:p text:style-name="P34"/>
      <text:p text:style-name="P34"><text:soft-page-break/>6. Dynamically Typed:</text:p>
      <text:p text:style-name="P34"/>
      <text:p text:style-name="P34"><text:s text:c="3"/>- Python uses dynamic typing, allowing variables to be assigned without explicitly declaring their type.</text:p>
      <text:p text:style-name="P34"><text:s text:c="3"/>- Provides flexibility but requires attention to variable types during runtime.</text:p>
      <text:p text:style-name="P34"/>
      <text:p text:style-name="P34">7. Cross-Platform Compatibility:</text:p>
      <text:p text:style-name="P34"/>
      <text:p text:style-name="P34"><text:s text:c="3"/>- Python is available on various operating systems, including Windows, macOS, and Linux.</text:p>
      <text:p text:style-name="P34"><text:s text:c="3"/>- Programs written in Python can run on different platforms without significant modifications.</text:p>
      <text:p text:style-name="P34"/>
      <text:p text:style-name="P34">8. Rapid Development:</text:p>
      <text:p text:style-name="P34"/>
      <text:p text:style-name="P34"><text:s text:c="3"/>- Python's simplicity and extensive libraries enable faster development cycles.</text:p>
      <text:p text:style-name="P34"><text:s text:c="3"/>- High-level abstractions and built-in data structures streamline development processes.</text:p>
      <text:p text:style-name="P34"/>
      <text:p text:style-name="P34"><text:soft-page-break/>9. Strong Community and Support:</text:p>
      <text:p text:style-name="P34"/>
      <text:p text:style-name="P34"><text:s text:c="3"/>- Python has a large and active community of developers worldwide.</text:p>
      <text:p text:style-name="P34"><text:s text:c="3"/>- Comprehensive documentation, tutorials, and forums foster collaboration, knowledge sharing, and troubleshooting.</text:p>
      <text:p text:style-name="P34"/>
      <text:p text:style-name="P34">10. Integration Capabilities:</text:p>
      <text:p text:style-name="P34"/>
      <text:p text:style-name="P34"><text:s text:c="4"/>- Python can easily integrate with other languages, allowing developers to leverage existing codebases and functionalities.</text:p>
      <text:p text:style-name="P34"><text:s text:c="4"/>- Offers support for calling C, C++, and Java code through wrappers and bindings.</text:p>
      <text:p text:style-name="P34"/>
      <text:p text:style-name="P34">11. Scalability:</text:p>
      <text:p text:style-name="P34"/>
      <text:p text:style-name="P34"><text:s text:c="4"/>- Python can handle projects of various scales, from small scripts to large enterprise applications.</text:p>
      <text:p text:style-name="P34"><text:soft-page-break/><text:s text:c="4"/>- Scaling can be achieved through modular design, code optimization, and distributed computing.</text:p>
      <text:p text:style-name="P34"/>
      <text:p text:style-name="P34">12. Open Source:</text:p>
      <text:p text:style-name="P34"/>
      <text:p text:style-name="P34">- Python is an open-source language, allowing developers to modify and distribute the language and its implementations freely.</text:p>
      <text:p text:style-name="P34"/>
      <text:p text:style-name="P34">Machine learning in Python using NLTK and Tensorflow:</text:p>
      <text:p text:style-name="P34"/>
      <text:p text:style-name="P34">1. TensorFlow:</text:p>
      <text:p text:style-name="P34"/>
      <text:p text:style-name="P34"><text:s text:c="3"/>- TensorFlow is an open-source machine learning framework developed by Google.</text:p>
      <text:p text:style-name="P34"><text:s text:c="3"/>- It provides a comprehensive ecosystem for building and deploying machine learning models.</text:p>
      <text:p text:style-name="P34"><text:s text:c="3"/>- TensorFlow supports both deep learning and traditional machine learning algorithms.</text:p>
      <text:p text:style-name="P34"><text:s text:c="3"/>- Its computational graph concept allows efficient execution of complex mathematical operations.</text:p>
      <text:p text:style-name="P34"><text:soft-page-break/><text:s text:c="3"/>- TensorFlow provides high-level APIs, such as Keras, for easier model development and training.</text:p>
      <text:p text:style-name="P34"><text:s text:c="3"/>- It enables distributed computing across multiple devices and platforms, including CPUs, GPUs, and specialized hardware like TPUs.</text:p>
      <text:p text:style-name="P34"/>
      <text:p text:style-name="P34">2. NLTK (Natural Language Toolkit):</text:p>
      <text:p text:style-name="P34"/>
      <text:p text:style-name="P34"><text:s text:c="3"/>- NLTK is a Python library widely used for natural language processing (NLP) tasks.</text:p>
      <text:p text:style-name="P34"><text:s text:c="3"/>- It offers a range of tools and resources for tokenization, stemming, lemmatization, part-of-speech tagging, named entity recognition, sentiment analysis, and more.</text:p>
      <text:p text:style-name="P34"><text:s text:c="3"/>- NLTK provides access to various language corpora, lexical resources, and pre-trained models.</text:p>
      <text:p text:style-name="P34"><text:s text:c="3"/>- It offers utilities for text classification, language modeling, and text generation.</text:p>
      <text:p text:style-name="P34"><text:s text:c="3"/>- NLTK allows integration with other machine learning libraries, such as scikit-learn and TensorFlow, to enhance NLP capabilities.</text:p>
      <text:p text:style-name="P34"/>
      <text:p text:style-name="P34"><text:soft-page-break/>Benefits of using TensorFlow and NLTK together:</text:p>
      <text:p text:style-name="P34"/>
      <text:p text:style-name="P34">1. Deep Learning Capabilities:</text:p>
      <text:p text:style-name="P34"/>
      <text:p text:style-name="P34"><text:s text:c="3"/>- TensorFlow's integration with Keras allows the development of deep learning models for tasks such as image classification, object detection, text generation, and sequence-to-sequence tasks.</text:p>
      <text:p text:style-name="P34"><text:s text:c="3"/>- NLTK can leverage TensorFlow's deep learning capabilities to enhance NLP tasks, such as sentiment analysis, document classification, and language modeling.</text:p>
      <text:p text:style-name="P34"/>
      <text:p text:style-name="P34">2. Natural Language Processing:</text:p>
      <text:p text:style-name="P34"/>
      <text:p text:style-name="P34"><text:s text:c="3"/>- NLTK provides a rich set of NLP tools and resources that can be combined with TensorFlow's machine learning algorithms.</text:p>
      <text:p text:style-name="P34"><text:s text:c="3"/>- TensorFlow can be used to build models for text classification, sentiment analysis, named entity recognition, and other NLP tasks, utilizing NLTK's preprocessing and feature extraction capabilities.</text:p>
      <text:p text:style-name="P34"><text:soft-page-break/></text:p>
      <text:p text:style-name="P34">3. Flexibility and Customization:</text:p>
      <text:p text:style-name="P34"/>
      <text:p text:style-name="P34"><text:s text:c="3"/>- Both TensorFlow and NLTK offer extensive customization options, allowing developers to tailor models and algorithms to specific requirements.</text:p>
      <text:p text:style-name="P34"><text:s text:c="3"/>- TensorFlow's flexibility enables the creation of custom neural network architectures and loss functions.</text:p>
      <text:p text:style-name="P34"><text:s text:c="3"/>- NLTK provides modular components that can be combined and customized to create sophisticated NLP pipelines.</text:p>
      <text:p text:style-name="P34"/>
      <text:p text:style-name="P34">4. Community and Documentation:</text:p>
      <text:p text:style-name="P34"/>
      <text:p text:style-name="P34"><text:s text:c="3"/>- TensorFlow and NLTK have vibrant communities, providing extensive documentation, tutorials, and examples.</text:p>
      <text:p text:style-name="P34"><text:s text:c="3"/>- The availability of community support and resources simplifies the learning curve and troubleshooting process.</text:p>
      <text:p text:style-name="P34"/>
      <text:p text:style-name="P34"/>
      <text:p text:style-name="P12"><text:soft-page-break/>Dataflow Diagram of Chatbot</text:p>
      <text:p text:style-name="P12"><draw:custom-shape text:anchor-type="paragraph" draw:z-index="0" draw:name="Shape 1" draw:style-name="gr14" svg:width="7.383cm" svg:height="2.197cm" svg:x="4.86cm" svg:y="0.413cm"><text:p text:style-name="P1">User</text:p><draw:enhanced-geometry svg:viewBox="0 0 21600 21600" draw:type="rectangle" draw:enhanced-path="M 0 0 L 21600 0 21600 21600 0 21600 0 0 Z N"/></draw:custom-shape></text:p>
      <text:p text:style-name="P35"/>
      <text:p text:style-name="P35"><draw:custom-shape text:anchor-type="paragraph" draw:z-index="1" draw:name="Shape 2" draw:style-name="gr13" svg:width="0.556cm" svg:height="1.738cm" svg:x="8.142cm" svg:y="0.115cm"><text:p/><draw:enhanced-geometry svg:viewBox="0 0 21600 21600" draw:text-areas="?f0 0 ?f2 ?f5" draw:type="down-arrow" draw:modifiers="14760.7929515419 6220.25316455696"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11" draw:name="Text Frame 1" draw:style-name="gr1" draw:text-style-name="P48" svg:width="5.425cm" svg:height="0.689cm" svg:x="9.227cm" svg:y="0.564cm"><draw:text-box><text:p text:style-name="P46"><text:span text:style-name="T17">User Input(message\</text:span><text:span text:style-name="T17">query)</text:span></text:p></draw:text-box></draw:frame></text:p>
      <text:p text:style-name="P35"><text:span text:style-name="T8"/></text:p>
      <text:p text:style-name="P35"><draw:custom-shape text:anchor-type="paragraph" draw:z-index="2" draw:name="Shape 3" draw:style-name="gr12" draw:text-style-name="P49" svg:width="7.337cm" svg:height="2.389cm" svg:x="4.914cm" svg:y="-0.113cm"><text:p/><draw:enhanced-geometry svg:viewBox="0 0 21600 21600" draw:type="rectangle" draw:enhanced-path="M 0 0 L 21600 0 21600 21600 0 21600 0 0 Z N"/></draw:custom-shape></text:p>
      <text:p text:style-name="P35"/>
      <text:p text:style-name="P35"><draw:custom-shape text:anchor-type="paragraph" draw:z-index="3" draw:name="Shape 4" draw:style-name="gr11" draw:text-style-name="P49" svg:width="0.511cm" svg:height="1.743cm" svg:x="8.169cm" svg:y="0.08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12" draw:name="Text Frame 2" draw:style-name="gr1" draw:text-style-name="P45" svg:width="5.081cm" svg:height="0.689cm" svg:x="8.565cm" svg:y="0.679cm"><draw:text-box><text:p text:style-name="P46"><text:span text:style-name="T16">Preprocessed Text</text:span></text:p></draw:text-box></draw:frame></text:p>
      <text:p text:style-name="P35"/>
      <text:p text:style-name="P35"><draw:custom-shape text:anchor-type="paragraph" draw:z-index="4" draw:name="Shape 5" draw:style-name="gr10" svg:width="7.277cm" svg:height="2.329cm" svg:x="4.835cm" svg:y="-0.229cm"><text:p text:style-name="P5">Feature Extraction</text:p><text:p text:style-name="P5">(bag_of_words)</text:p><draw:enhanced-geometry svg:viewBox="0 0 21600 21600" draw:type="rectangle" draw:enhanced-path="M 0 0 L 21600 0 21600 21600 0 21600 0 0 Z N"/></draw:custom-shape></text:p>
      <text:p text:style-name="P35"/>
      <text:p text:style-name="P35"><draw:custom-shape text:anchor-type="paragraph" draw:z-index="5" draw:name="Shape 6" draw:style-name="gr9" svg:width="0.53cm" svg:height="1.685cm" svg:x="8.142cm" svg:y="0.00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13" draw:name="Text Frame 3" draw:style-name="gr3" draw:text-style-name="P45" svg:width="4.763cm" svg:height="0.636cm" svg:x="8.539cm" svg:y="0.494cm"><draw:text-box><text:p text:style-name="P46"><text:span text:style-name="T16">Feature Vectors</text:span></text:p></draw:text-box></draw:frame></text:p>
      <text:p text:style-name="P35"><draw:custom-shape text:anchor-type="paragraph" draw:z-index="6" draw:name="Shape 7" draw:style-name="gr8" svg:width="7.118cm" svg:height="2.223cm" svg:x="5.02cm" svg:y="0.723cm"><text:p text:style-name="P2">Classification</text:p><text:p text:style-name="P2">(predict_class, load_model)</text:p><draw:enhanced-geometry svg:viewBox="0 0 21600 21600" draw:type="rectangle" draw:enhanced-path="M 0 0 L 21600 0 21600 21600 0 21600 0 0 Z N"/></draw:custom-shape></text:p>
      <text:p text:style-name="P35"/>
      <text:p text:style-name="P35"/>
      <text:p text:style-name="P35"><draw:custom-shape text:anchor-type="paragraph" draw:z-index="9" draw:name="Shape 10" draw:style-name="gr5" svg:width="0.53cm" svg:height="1.738cm" svg:x="8.142cm" svg:y="-0.36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14" draw:name="Text Frame 4" draw:style-name="gr2" draw:text-style-name="P47" svg:width="5.054cm" svg:height="0.583cm" svg:x="8.433cm" svg:y="0.071cm"><draw:text-box><text:p text:style-name="P46"><text:span text:style-name="T16">Predicted Class</text:span></text:p></draw:text-box></draw:frame></text:p>
      <text:p text:style-name="P35"><draw:custom-shape text:anchor-type="paragraph" draw:z-index="7" draw:name="Shape 8" draw:style-name="gr7" svg:width="7.145cm" svg:height="2.435cm" svg:x="5.099cm" svg:y="0.432cm"><text:p text:style-name="P4">Response generation</text:p><text:p text:style-name="P4">(get_response, JSON)</text:p><draw:enhanced-geometry svg:viewBox="0 0 21600 21600" draw:type="rectangle" draw:enhanced-path="M 0 0 L 21600 0 21600 21600 0 21600 0 0 Z N"/></draw:custom-shape></text:p>
      <text:p text:style-name="P35"/>
      <text:p text:style-name="P35"><draw:custom-shape text:anchor-type="paragraph" draw:z-index="10" draw:name="Shape 11" draw:style-name="gr4" draw:text-style-name="P49" svg:width="0.507cm" svg:height="1.705cm" svg:x="8.274cm" svg:y="0.63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5"><draw:frame text:anchor-type="paragraph" draw:z-index="15" draw:name="Text Frame 5" draw:style-name="gr1" draw:text-style-name="P45" svg:width="4.419cm" svg:height="0.689cm" svg:x="9.174cm" svg:y="-0.168cm"><draw:text-box><text:p text:style-name="P44"><text:span text:style-name="T16">Generated Response</text:span></text:p></draw:text-box></draw:frame></text:p>
      <text:p text:style-name="P35"><draw:custom-shape text:anchor-type="paragraph" draw:z-index="8" draw:name="Shape 9" draw:style-name="gr6" svg:width="7.171cm" svg:height="2.303cm" svg:x="4.914cm" svg:y="0.115cm"><text:p text:style-name="P4">User Interface</text:p><text:p text:style-name="P4">(Tkinter)</text:p><draw:enhanced-geometry svg:viewBox="0 0 21600 21600" draw:type="rectangle" draw:enhanced-path="M 0 0 L 21600 0 21600 21600 0 21600 0 0 Z N"/></draw:custom-shape></text:p>
      <text:p text:style-name="P35"><text:soft-page-break/>Explanation:</text:p>
      <text:p text:style-name="P35"/>
      <text:p text:style-name="P35">1. User: Represents the user interacting with the chatbot system.</text:p>
      <text:p text:style-name="P35"/>
      <text:p text:style-name="P35">2. User Input: User provides input in the form of messages or queries.</text:p>
      <text:p text:style-name="P35"/>
      <text:p text:style-name="P35">3. Preprocessing: The input is passed to the preprocessing component, where it undergoes cleaning and normalization using functions like `clean_up_sentence` and `WordNetLemmatizer` from NLTK.</text:p>
      <text:p text:style-name="P35"/>
      <text:p text:style-name="P35">4. Preprocessed Text: The preprocessed text is obtained after cleaning and normalization.</text:p>
      <text:p text:style-name="P35"/>
      <text:p text:style-name="P35">5. Feature Extraction: The preprocessed text is further processed to extract relevant features using techniques like `bag_of_words`.</text:p>
      <text:p text:style-name="P35"/>
      <text:p text:style-name="P35"><text:soft-page-break/>6. Feature Vectors: Feature vectors are generated based on the extracted features.</text:p>
      <text:p text:style-name="P35"/>
      <text:p text:style-name="P35">7. Classification: The feature vectors are used for classification, employing functions like `predict_class` and `Load Model` from TensorFlow and Pickle respectively.</text:p>
      <text:p text:style-name="P35"/>
      <text:p text:style-name="P35">8. Predicted Class: The chatbot predicts the class or intent based on the input using the trained model.</text:p>
      <text:p text:style-name="P35"/>
      <text:p text:style-name="P35">9. Response Generation: Based on the predicted class, the chatbot generates an appropriate response using techniques like `get_response` and data stored in JSON files.</text:p>
      <text:p text:style-name="P35"/>
      <text:p text:style-name="P35">10. Generated Response: The response generated by the chatbot.</text:p>
      <text:p text:style-name="P35"/>
      <text:p text:style-name="P35">11. User Interface: The chatbot presents the generated response to the user through a graphical user interface (GUI) created using Tkinter.</text:p>
      <text:p text:style-name="P35"/>
      <text:p text:style-name="P43"><text:soft-page-break/><text:span text:style-name="T5">This data flow diagram showcases the flow of data and processing steps involved in the chatbot system developed using the mentioned technologies and libraries.</text:span></text:p>
      <text:p text:style-name="P43"/>
      <text:p text:style-name="P17">System Design</text:p>
      <text:p text:style-name="P17"><text:span text:style-name="T4"/></text:p>
      <text:p text:style-name="P18"><text:span text:style-name="T4">Input Design:</text:span></text:p>
      <text:p text:style-name="P18"><text:span text:style-name="T4"/></text:p>
      <text:p text:style-name="P18"><text:span text:style-name="T4">1. User Interface:</text:span></text:p>
      <text:p text:style-name="P18"><text:span text:style-name="T4"/></text:p>
      <text:p text:style-name="P18"><text:span text:style-name="T4"><text:s text:c="3"/>- The graphical user interface (GUI) created using Tkinter provides an input field where users can enter their messages or queries.</text:span></text:p>
      <text:p text:style-name="P18"><text:span text:style-name="T4">- The GUI <text:s/>include send button to facilitate user interactions with the chatbot.</text:span></text:p>
      <text:p text:style-name="P18"><text:span text:style-name="T4"/></text:p>
      <text:p text:style-name="P18"><text:span text:style-name="T4">2. Input Capture:</text:span></text:p>
      <text:p text:style-name="P18"><text:span text:style-name="T4"/></text:p>
      <text:p text:style-name="P18"><text:span text:style-name="T4"><text:s text:c="3"/>- The chatbot system captures the user's input from the input field in the GUI.</text:span></text:p>
      <text:p text:style-name="P18"><text:soft-page-break/><text:span text:style-name="T4"><text:s text:c="3"/>- The input can be obtained when the user submits the message or query, typically by pressing an enter key or a send button.</text:span></text:p>
      <text:p text:style-name="P18"><text:span text:style-name="T4"/></text:p>
      <text:p text:style-name="P18"><text:span text:style-name="T4">3. Input Processing:</text:span></text:p>
      <text:p text:style-name="P18"><text:span text:style-name="T4"/></text:p>
      <text:p text:style-name="P18"><text:span text:style-name="T4"><text:s text:c="3"/>- The captured user input is passed to the preprocessing component of the chatbot system.</text:span></text:p>
      <text:p text:style-name="P18"><text:span text:style-name="T4"><text:s text:c="3"/>- The preprocessing component utilizes various techniques and modules, such as `clean_up_sentence` and `WordNetLemmatizer` from NLTK, to clean and normalize the input text.</text:span></text:p>
      <text:p text:style-name="P18"><text:span text:style-name="T4"><text:s text:c="3"/>- Preprocessing may involve removing unnecessary characters or symbols, converting text to lowercase, and performing lemmatization to reduce words to their base or dictionary form.</text:span></text:p>
      <text:p text:style-name="P18"><text:span text:style-name="T4"/></text:p>
      <text:p text:style-name="P18"><text:span text:style-name="T4">4. Feature Extraction:</text:span></text:p>
      <text:p text:style-name="P18"><text:span text:style-name="T4"/></text:p>
      <text:p text:style-name="P18"><text:span text:style-name="T4"><text:s text:c="3"/>- The preprocessed input is further processed to extract relevant features using techniques like `bag_of_words`.</text:span></text:p>
      <text:p text:style-name="P18"><text:soft-page-break/><text:span text:style-name="T4"><text:s text:c="3"/>- Feature extraction aims to represent the input text in a numerical format that can be used by the machine learning models.</text:span></text:p>
      <text:p text:style-name="P18"><text:span text:style-name="T4"><text:s text:c="3"/>- This step involves converting the input text into feature vectors that capture important information about the text.</text:span></text:p>
      <text:p text:style-name="P18"><text:span text:style-name="T4"/></text:p>
      <text:p text:style-name="P18"><text:span text:style-name="T4">5. Feature Representation:</text:span></text:p>
      <text:p text:style-name="P18"><text:span text:style-name="T4"/></text:p>
      <text:p text:style-name="P18"><text:span text:style-name="T4"><text:s text:c="3"/>- The extracted features are represented as feature vectors, typically in the form of numerical arrays or matrices.</text:span></text:p>
      <text:p text:style-name="P18"><text:span text:style-name="T4"><text:s text:c="3"/>- NumPy, a fundamental module for numerical computations in Python, is often used to handle these feature representations.</text:span></text:p>
      <text:p text:style-name="P18"><text:span text:style-name="T4"/></text:p>
      <text:p text:style-name="P18"><text:span text:style-name="T4">6. Input Representation for Model:</text:span></text:p>
      <text:p text:style-name="P18"><text:span text:style-name="T4"/></text:p>
      <text:p text:style-name="P18"><text:span text:style-name="T4"><text:s text:c="3"/>- The feature vectors are prepared as input data to be fed into the machine learning models developed using TensorFlow.</text:span></text:p>
      <text:p text:style-name="P18"><text:soft-page-break/><text:span text:style-name="T4"><text:s text:c="3"/>- The input data is structured according to the requirements of the specific machine learning model or algorithm being used.</text:span></text:p>
      <text:p text:style-name="P18"><text:span text:style-name="T4"/></text:p>
      <text:p text:style-name="P18"><text:span text:style-name="T4">The system input design focuses on capturing and processing user input in a way that ensures the chatbot can understand and respond appropriately. By leveraging the input design, the chatbot can effectively interpret user queries and provide relevant responses based on the implemented models and logic.</text:span></text:p>
      <text:p text:style-name="P18"><text:span text:style-name="T4"/></text:p>
      <text:p text:style-name="P18"><text:span text:style-name="T4">Output Design:</text:span></text:p>
      <text:p text:style-name="P18"><text:span text:style-name="T4"/></text:p>
      <text:p text:style-name="P18"><text:span text:style-name="T4">1. User Interface:</text:span></text:p>
      <text:p text:style-name="P18"><text:span text:style-name="T4"/></text:p>
      <text:p text:style-name="P18"><text:span text:style-name="T4">- The graphical user interface (GUI) created using Tkinter provides an area or window where the chatbot's responses are displayed.</text:span></text:p>
      <text:p text:style-name="P18"><text:span text:style-name="T4"/></text:p>
      <text:p text:style-name="P18"><text:span text:style-name="T4"/></text:p>
      <text:p text:style-name="P18"><text:span text:style-name="T4"/></text:p>
      <text:p text:style-name="P18"><text:soft-page-break/><text:span text:style-name="T4">2. Response Generation:</text:span></text:p>
      <text:p text:style-name="P18"><text:span text:style-name="T4"/></text:p>
      <text:p text:style-name="P18"><text:span text:style-name="T4"><text:s text:c="3"/>- Based on the user's input and the chatbot's internal processing, a suitable response is generated.</text:span></text:p>
      <text:p text:style-name="P18"><text:span text:style-name="T4"><text:s text:c="3"/>- The response can be generated using techniques like template-based responses, rule-based approaches, or even machine learning models trained on relevant data.</text:span></text:p>
      <text:p text:style-name="P18"><text:span text:style-name="T4"><text:s text:c="3"/>- The `get_response` module and JSON files can be utilized to retrieve and structure the appropriate response based on the chatbot's predicted class or intent.</text:span></text:p>
      <text:p text:style-name="P18"><text:span text:style-name="T4"/></text:p>
      <text:p text:style-name="P18"><text:span text:style-name="T4">3. Response Presentation:</text:span></text:p>
      <text:p text:style-name="P18"><text:span text:style-name="T4"/></text:p>
      <text:p text:style-name="P18"><text:span text:style-name="T4"><text:s text:c="3"/>- The generated response is presented in the user interface area dedicated to displaying the chatbot's responses.</text:span></text:p>
      <text:p text:style-name="P18"><text:span text:style-name="T4">- The chatbot's responses may include plain text, formatted text.</text:span></text:p>
      <text:p text:style-name="P18"><text:span text:style-name="T4"/></text:p>
      <text:p text:style-name="P19"><text:span text:style-name="T4"/></text:p>
      <text:p text:style-name="P19"><text:span text:style-name="T4"/></text:p>
      <text:p text:style-name="P19"><text:span text:style-name="T4"/></text:p>
      <text:p text:style-name="P19"><text:soft-page-break/><text:span text:style-name="T4">4. Conversational Context:</text:span></text:p>
      <text:p text:style-name="P19"><text:span text:style-name="T4"/></text:p>
      <text:p text:style-name="P19"><text:span text:style-name="T4"><text:s text:c="3"/>- To maintain a conversational flow, the chatbot system can display the user's previous queries and the corresponding chatbot responses.</text:span></text:p>
      <text:p text:style-name="P18"><text:span text:style-name="T4"><text:s text:c="3"/>- This allows users to refer back to the previous interaction and enables a more coherent and contextual conversation.</text:span></text:p>
      <text:p text:style-name="P18"><text:span text:style-name="T4"/></text:p>
      <text:p text:style-name="P18"><text:span text:style-name="T4">5. Interaction Feedback:</text:span></text:p>
      <text:p text:style-name="P18"><text:span text:style-name="T4"/></text:p>
      <text:p text:style-name="P18"><text:span text:style-name="T4"><text:s text:c="3"/>- The chatbot system may provide feedback to the user, indicating the status of the processing or any errors encountered during the conversation.</text:span></text:p>
      <text:p text:style-name="P18"><text:span text:style-name="T4">- Feedback messages can be displayed in a separate area within the user interface or integrated within the response area.</text:span></text:p>
      <text:p text:style-name="P18"><text:span text:style-name="T4"/></text:p>
      <text:p text:style-name="P18"><text:span text:style-name="T4"/></text:p>
      <text:p text:style-name="P18"><text:span text:style-name="T4"/></text:p>
      <text:p text:style-name="P18"><text:soft-page-break/><text:span text:style-name="T4">The system output design focuses on presenting the chatbot's responses to the user . By structuring the output design, the chatbot can effectively communicate information and engage in meaningful conversations with users.</text:span></text:p>
      <text:p text:style-name="P36"/>
      <text:p text:style-name="P13">Testing</text:p>
      <text:p text:style-name="P13"/>
      <text:p text:style-name="P37">Unit Testing:</text:p>
      <text:p text:style-name="P37"/>
      <text:p text:style-name="P37">Unit testing is an essential part of software development to ensure the correctness and reliability of individual modules or components. Here's an overview of how unit testing can be applied to the above-mentioned modules:</text:p>
      <text:p text:style-name="P37"/>
      <text:p text:style-name="P37">1. NLTK:</text:p>
      <text:p text:style-name="P37"/>
      <text:p text:style-name="P37"><text:s text:c="3"/>- Unit tests can be written to verify the correctness of NLTK functionalities used in the preprocessing stage, such as tokenization, lemmatization, and wordnet lemmatizer.</text:p>
      <text:p text:style-name="P37"><text:soft-page-break/><text:s text:c="3"/>- For example, specific input texts can be provided, and the output from NLTK functions can be compared against expected results.</text:p>
      <text:p text:style-name="P37"/>
      <text:p text:style-name="P37">2. TensorFlow:</text:p>
      <text:p text:style-name="P37"/>
      <text:p text:style-name="P37"><text:s text:c="3"/>- Unit tests can be designed to validate the behavior and accuracy of TensorFlow models used for classification or other machine learning tasks.</text:p>
      <text:p text:style-name="P37"><text:s text:c="3"/>- This can involve feeding known input data into the models and comparing the predicted output against expected results.</text:p>
      <text:p text:style-name="P37"><text:s text:c="3"/>- Additionally, tests can be created to ensure the correct loading and saving of models using Pickle.</text:p>
      <text:p text:style-name="P37"/>
      <text:p text:style-name="P37">3. NumPy:</text:p>
      <text:p text:style-name="P37"/>
      <text:p text:style-name="P37"><text:s text:c="3"/>- Unit tests for NumPy can verify the accuracy of numerical computations and array manipulations involved in the feature extraction and representation steps.</text:p>
      <text:p text:style-name="P37"><text:soft-page-break/><text:s text:c="3"/>- Inputs with known results can be used to validate the correctness of NumPy functions or operations.</text:p>
      <text:p text:style-name="P37"/>
      <text:p text:style-name="P37">4. JSON:</text:p>
      <text:p text:style-name="P37"/>
      <text:p text:style-name="P37"><text:s text:c="3"/>- Unit tests can be written to verify the proper handling of JSON files for storing and retrieving response templates.</text:p>
      <text:p text:style-name="P37"><text:s text:c="3"/>- Tests can be created to ensure that the correct data is stored in JSON files and that the expected data is retrieved when needed.</text:p>
      <text:p text:style-name="P37"/>
      <text:p text:style-name="P37">5. Tkinter:</text:p>
      <text:p text:style-name="P37"/>
      <text:p text:style-name="P37"><text:s text:c="3"/>- Unit testing for Tkinter involves validating the functionality and behavior of the graphical user interface components.</text:p>
      <text:p text:style-name="P37"><text:s text:c="3"/>- Tests can be designed to simulate user interactions, such as entering input and verifying the corresponding output in the GUI.</text:p>
      <text:p text:style-name="P37"/>
      <text:p text:style-name="P37"/>
      <text:p text:style-name="P37"><text:soft-page-break/>6. Custom Modules:</text:p>
      <text:p text:style-name="P37"/>
      <text:p text:style-name="P37"><text:s text:c="3"/>- If there are any custom modules or classes like `clean_up_sentence`, `bag_of_words`, `predict_class`, or `get_response`, unit tests should be developed for them as well.</text:p>
      <text:p text:style-name="P37"><text:s text:c="3"/>- These tests should cover various scenarios and edge cases to ensure the correct behavior of these modules.</text:p>
      <text:p text:style-name="P37"/>
      <text:p text:style-name="P37">In each unit test, inputs are provided, and the outputs are compared against expected results. Testing frameworks like `unittest` or `pytest` can be utilized to structure and execute the unit tests effectively.</text:p>
      <text:p text:style-name="P37"/>
      <text:p text:style-name="P37">It's important to note that unit testing should cover various scenarios, including both typical and exceptional cases, to validate the correctness and robustness of the modules and ensure the overall reliability of the chatbot system.</text:p>
      <text:p text:style-name="P41"/>
      <text:p text:style-name="P41"/>
      <text:p text:style-name="P41"/>
      <text:p text:style-name="P26"><text:soft-page-break/>Integration Testing:</text:p>
      <text:p text:style-name="P25"/>
      <text:p text:style-name="P25">1. Input Processing Integration:</text:p>
      <text:p text:style-name="P25"/>
      <text:p text:style-name="P25"><text:s text:c="3"/>- Test the integration between the user interface and the preprocessing component.</text:p>
      <text:p text:style-name="P25"><text:s text:c="3"/>- Enter various types of input in the user interface and ensure that the preprocessing module correctly cleans, normalizes, and lemmatizes the text.</text:p>
      <text:p text:style-name="P25"/>
      <text:p text:style-name="P25">2. Feature Extraction Integration:</text:p>
      <text:p text:style-name="P25"/>
      <text:p text:style-name="P25"><text:s text:c="3"/>- Verify the integration between the preprocessing component and the feature extraction module.</text:p>
      <text:p text:style-name="P25"><text:s text:c="3"/>- Pass preprocessed text to the feature extraction module and validate that the correct features and feature vectors are generated.</text:p>
      <text:p text:style-name="P25"/>
      <text:p text:style-name="P25"/>
      <text:p text:style-name="P25"/>
      <text:p text:style-name="P25"/>
      <text:p text:style-name="P25"><text:soft-page-break/>3. Classification Integration:</text:p>
      <text:p text:style-name="P25"/>
      <text:p text:style-name="P25"><text:s text:c="3"/>- Test the integration between the feature extraction module and the classification module.</text:p>
      <text:p text:style-name="P25"><text:s text:c="3"/>- Provide preprocessed feature vectors as input to the classification module and verify that the correct class or intent is predicted.</text:p>
      <text:p text:style-name="P25"/>
      <text:p text:style-name="P25">4. Response Generation Integration:</text:p>
      <text:p text:style-name="P25"/>
      <text:p text:style-name="P25"><text:s text:c="3"/>- Validate the integration between the classification module and the response generation module.</text:p>
      <text:p text:style-name="P25"><text:s text:c="3"/>- Ensure that the predicted class or intent is used to retrieve the appropriate response from the JSON files and that the response is properly structured and generated.</text:p>
      <text:p text:style-name="P25"/>
      <text:p text:style-name="P25">5. User Interface Integration:</text:p>
      <text:p text:style-name="P25"/>
      <text:p text:style-name="P25"><text:s text:c="3"/>- Test the integration between the user interface and the chatbot's backend components.</text:p>
      <text:p text:style-name="P25"><text:soft-page-break/><text:s text:c="3"/>- Enter user queries in the user interface and validate that the responses are displayed correctly in the output area.</text:p>
      <text:p text:style-name="P25"/>
      <text:p text:style-name="P25">6. End-to-End Testing:</text:p>
      <text:p text:style-name="P25"/>
      <text:p text:style-name="P25"><text:s text:c="3"/>- Perform end-to-end testing to validate the overall functionality and flow of the chatbot system.</text:p>
      <text:p text:style-name="P25"><text:s text:c="3"/>- Enter a variety of user queries and scenarios in the user interface, and verify that the chatbot correctly processes the input, generates relevant responses, and presents them in the user interface.</text:p>
      <text:p text:style-name="P25"/>
      <text:p text:style-name="P25">7. Error Handling:</text:p>
      <text:p text:style-name="P25"/>
      <text:p text:style-name="P25"><text:s text:c="3"/>- Test the chatbot system's error handling capabilities.</text:p>
      <text:p text:style-name="P25"><text:s text:c="3"/>- Enter invalid or unexpected inputs and ensure that the system gracefully handles such cases and provides appropriate error messages or fallback responses.</text:p>
      <text:p text:style-name="P25"/>
      <text:p text:style-name="P25"/>
      <text:p text:style-name="P25"/>
      <text:p text:style-name="P25"><text:soft-page-break/>8. Performance Testing (Optional):</text:p>
      <text:p text:style-name="P25"/>
      <text:p text:style-name="P25"><text:s text:c="3"/>- Optionally, perform performance testing to assess the system's responsiveness and scalability.</text:p>
      <text:p text:style-name="P25"><text:s text:c="3"/>- Test the chatbot system with a large volume of user queries or simulate concurrent users to ensure that the system can handle the load efficiently.</text:p>
      <text:p text:style-name="P25"/>
      <text:p text:style-name="P25">During integration testing, it's important to simulate a variety of input scenarios, including typical, edge, and exceptional cases, to validate the correctness, reliability, and robustness of the integrated chatbot system.</text:p>
      <text:p text:style-name="P14"/>
      <text:p text:style-name="P14">System Implementation</text:p>
      <text:p text:style-name="P14"/>
      <text:p text:style-name="P38">1. Environment Setup:</text:p>
      <text:p text:style-name="P38"/>
      <text:p text:style-name="P38"><text:s text:c="3"/>- Install the necessary Python packages and libraries, including NLTK, TensorFlow, NumPy, and Tkinter.</text:p>
      <text:p text:style-name="P38"><text:soft-page-break/><text:s text:c="3"/>- Configure the development environment with the required dependencies.</text:p>
      <text:p text:style-name="P38"/>
      <text:p text:style-name="P38">2. Preprocessing:</text:p>
      <text:p text:style-name="P38"/>
      <text:p text:style-name="P38"><text:s text:c="3"/>- Implement the preprocessing component using NLTK functionalities, such as tokenization, lemmatization, and wordnet lemmatizer.</text:p>
      <text:p text:style-name="P38"><text:s text:c="3"/>- Develop the `clean_up_sentence` module to handle text cleaning and normalization.</text:p>
      <text:p text:style-name="P38">- Test the preprocessing component with sample inputs to ensure its correctness.</text:p>
      <text:p text:style-name="P38"/>
      <text:p text:style-name="P38">3. Feature Extraction:</text:p>
      <text:p text:style-name="P38"/>
      <text:p text:style-name="P38"><text:s text:c="3"/>- Implement the feature extraction component using techniques like `bag_of_words` to generate feature vectors from preprocessed text.</text:p>
      <text:p text:style-name="P38"><text:s text:c="3"/>- Utilize NumPy for efficient array manipulation and numerical computations.</text:p>
      <text:p text:style-name="P38"><text:soft-page-break/><text:s text:c="3"/>- Verify the accuracy of the feature extraction component through testing.</text:p>
      <text:p text:style-name="P38"/>
      <text:p text:style-name="P38">4. Classification:</text:p>
      <text:p text:style-name="P38"/>
      <text:p text:style-name="P38"><text:s text:c="3"/>- Develop the classification module using TensorFlow to create and train machine learning models for text classification or intent recognition.</text:p>
      <text:p text:style-name="P38"><text:s text:c="3"/>- Utilize Pickle to save and load trained models.</text:p>
      <text:p text:style-name="P38"><text:s text:c="3"/>- Implement the `predict_class` module to classify input based on the trained models.</text:p>
      <text:p text:style-name="P38"><text:s text:c="3"/>- Test the classification module with different input scenarios to validate its accuracy.</text:p>
      <text:p text:style-name="P38"/>
      <text:p text:style-name="P38">5. Response Generation:</text:p>
      <text:p text:style-name="P38"/>
      <text:p text:style-name="P38"><text:s text:c="3"/>- Create response templates using JSON files and store them appropriately.</text:p>
      <text:p text:style-name="P38"><text:s text:c="3"/>- Develop the `get_response` module to retrieve and structure the appropriate response based on the predicted class or intent.</text:p>
      <text:p text:style-name="P38"><text:soft-page-break/><text:s text:c="3"/>- Verify the response generation component by testing with various input cases.</text:p>
      <text:p text:style-name="P38"/>
      <text:p text:style-name="P38">6. User Interface:</text:p>
      <text:p text:style-name="P38"/>
      <text:p text:style-name="P38"><text:s text:c="3"/>- Utilize Tkinter to build a graphical user interface (GUI) for the chatbot system.</text:p>
      <text:p text:style-name="P38"><text:s text:c="3"/>- Design the interface with input fields, output areas, and interactive elements.</text:p>
      <text:p text:style-name="P38"><text:s text:c="3"/>- Test the user interface for its functionality and usability.</text:p>
      <text:p text:style-name="P38"/>
      <text:p text:style-name="P38">7. Integration and Testing:</text:p>
      <text:p text:style-name="P38"/>
      <text:p text:style-name="P38"><text:s text:c="3"/>- Integrate all the developed modules and components to create the complete chatbot system.</text:p>
      <text:p text:style-name="P38"><text:s text:c="3"/>- Perform end-to-end testing of the system, including input processing, feature extraction, classification, response generation, and user interface functionality.</text:p>
      <text:p text:style-name="P38"><text:s text:c="3"/>- Validate the system's behavior, accuracy, and responsiveness by testing it with a variety of user queries and scenarios.</text:p>
      <text:p text:style-name="P38"><text:soft-page-break/></text:p>
      <text:p text:style-name="P38">8. Debugging and Refinement:</text:p>
      <text:p text:style-name="P38"/>
      <text:p text:style-name="P38"><text:s text:c="3"/>- Identify and resolve any issues or bugs encountered during testing.</text:p>
      <text:p text:style-name="P38"><text:s text:c="3"/>- Fine-tune the system's components to improve performance, accuracy, and user experience.</text:p>
      <text:p text:style-name="P38"><text:s text:c="3"/>- Continuously iterate and refine the system based on user feedback and real-world usage.</text:p>
      <text:p text:style-name="P38"/>
      <text:p text:style-name="P38">It's important to follow good coding practices, modularize the codebase, and document the implementation process for better maintainability and future enhancements of the chatbot system.</text:p>
      <text:p text:style-name="P38"/>
      <text:p text:style-name="P15">Conclusion</text:p>
      <text:p text:style-name="P15"/>
      <text:p text:style-name="P39">Throughout the project, several key components were implemented, including preprocessing for text cleaning and normalization, feature extraction to represent input text as numerical features, classification using TensorFlow models <text:soft-page-break/>to predict user intents, and response generation based on predefined templates stored in JSON files.</text:p>
      <text:p text:style-name="P39"/>
      <text:p text:style-name="P39">The integration of these components was thoroughly tested, ensuring the proper flow of information from user input to response generation. Unit testing was performed on individual modules, such as NLTK, TensorFlow, NumPy, JSON, and Tkinter, to validate their functionalities. Integration testing was conducted to verify the interaction and correctness of the integrated system.</text:p>
      <text:p text:style-name="P39"/>
      <text:p text:style-name="P39">The chatbot system, with its user-friendly interface built using Tkinter, successfully provides a conversational experience to users. It captures user input, preprocesses it, extracts relevant features, classifies the intent, and generates appropriate responses based on the predicted intent.</text:p>
      <text:p text:style-name="P39"/>
      <text:p text:style-name="P39">As with any system, there is always room for future enhancements and refinements. Additional training data can be incorporated to improve the accuracy of the <text:soft-page-break/>classification models. The response generation can be further customized and expanded with more diverse and contextually relevant templates. Ongoing user feedback and monitoring can help identify areas for improvement and refine the chatbot's performance over time.</text:p>
      <text:p text:style-name="P39"/>
      <text:p text:style-name="P39">Overall, the developed chatbot system demonstrates the successful implementation of a conversational agent for The American College, facilitating efficient and automated communication with <text:span text:style-name="T14">students</text:span> and providing valuable support and information.</text:p>
      <text:p text:style-name="P39"/>
      <text:p text:style-name="P16">Future Enhancements</text:p>
      <text:p text:style-name="P16"/>
      <text:p text:style-name="P40">1. Expansion of Training Data:</text:p>
      <text:p text:style-name="P40"/>
      <text:p text:style-name="P40"><text:s text:c="3"/>- Collect and incorporate more diverse and representative training data to improve the accuracy and coverage of the classification models.</text:p>
      <text:p text:style-name="P40"><text:soft-page-break/><text:s text:c="3"/>- Include specific data related to The American College to make the chatbot more domain-specific and better tailored to the college's context.</text:p>
      <text:p text:style-name="P40"/>
      <text:p text:style-name="P40">2. Advanced Natural Language Processing:</text:p>
      <text:p text:style-name="P40"/>
      <text:p text:style-name="P40"><text:s text:c="3"/>- Explore advanced NLP techniques to provide a more comprehensive understanding of user queries.</text:p>
      <text:p text:style-name="P40"><text:s text:c="3"/>- Incorporate parts-of-speech tagging to extract more detailed information from user input.</text:p>
      <text:p text:style-name="P40"/>
      <text:p text:style-name="P40">3. Contextual Understanding:</text:p>
      <text:p text:style-name="P40"/>
      <text:p text:style-name="P40"><text:s text:c="3"/>- Implement techniques for tracking and maintaining conversational context to enable the chatbot to better understand and respond to sequential queries from users.</text:p>
      <text:p text:style-name="P40"><text:s text:c="3"/>- Utilize techniques such as memory networks or attention mechanisms to improve the chatbot's ability to remember and refer back to previous interactions.</text:p>
      <text:p text:style-name="P40"/>
      <text:p text:style-name="P40"/>
      <text:p text:style-name="P40"><text:soft-page-break/>4. Voice-Based Interaction:</text:p>
      <text:p text:style-name="P40"/>
      <text:p text:style-name="P40"><text:s text:c="3"/>- Integrate speech recognition and text-to-speech capabilities to enable users to interact with the chatbot using voice commands and receive responses audibly.</text:p>
      <text:p text:style-name="P40"><text:s text:c="3"/>- Incorporate speech synthesis to provide more natural and engaging conversational experiences.</text:p>
      <text:p text:style-name="P40"/>
      <text:p text:style-name="P40">5. Integration with External Systems:</text:p>
      <text:p text:style-name="P40"/>
      <text:p text:style-name="P40"><text:s text:c="3"/>- Integrate the chatbot system with external data sources or APIs to retrieve real-time information, such as course schedules, campus events, or admission details.</text:p>
      <text:p text:style-name="P40"><text:s text:c="3"/>- Enable seamless integration with existing systems like student information systems or learning management systems for streamlined access to relevant information.</text:p>
      <text:p text:style-name="P40"/>
      <text:p text:style-name="P40">6. Continuous Learning and Feedback:</text:p>
      <text:p text:style-name="P40"/>
      <text:p text:style-name="P40"><text:s text:c="3"/>- Implement mechanisms for the chatbot system to continuously learn and improve based on user feedback.</text:p>
      <text:p text:style-name="P40"><text:soft-page-break/>7. Enhanced User Interface:</text:p>
      <text:p text:style-name="P40"/>
      <text:p text:style-name="P40"><text:s text:c="3"/>- Improve the user interface design and user experience by incorporating modern UI/UX principles, responsive layouts, and visual enhancements.</text:p>
      <text:p text:style-name="P40"><text:s text:c="3"/>- Implement features like typing indicators, progress indicators, or chat history navigation to enhance the interactive and engaging nature of the chatbot system.</text:p>
      <text:p text:style-name="P40"/>
      <text:p text:style-name="P40"><text:span text:style-name="T15">8</text:span>. Deployment on Additional Platforms:</text:p>
      <text:p text:style-name="P40"/>
      <text:p text:style-name="P40">- Extend the chatbot system's availability by deploying it on additional platforms, such as mobile devices or mobile app platform.</text:p>
      <text:p text:style-name="P40"/>
      <text:p text:style-name="P40">These future enhancements can further enhance the functionality, performance, and user experience of the chatbot system, making it even more valuable and effective in serving the users of The American Colleg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Söhne Mono" svg:font-family="'Söhne Mono', Monaco, 'Andale Mono', 'Ubuntu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2T09:18:57.586194566</meta:creation-date>
    <dc:date>2023-05-13T22:24:47.448745461</dc:date>
    <meta:editing-duration>PT1M54S</meta:editing-duration>
    <meta:editing-cycles>1</meta:editing-cycles>
    <meta:document-statistic meta:table-count="0" meta:image-count="0" meta:object-count="0" meta:page-count="56" meta:paragraph-count="376" meta:word-count="5602" meta:character-count="40018" meta:non-whitespace-character-count="34183"/>
    <meta:generator>LibreOffice/7.3.7.2$Linux_X86_64 LibreOffice_project/30$Build-2</meta:generator>
  </office:meta>
</office:document-meta>
</file>